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Mono1" svg:font-family="FreeMono" style:font-family-generic="modern"/>
    <style:font-face style:name="FreeMono" svg:font-family="FreeMono" style:font-family-generic="modern" style:font-pitch="fixed"/>
    <style:font-face style:name="DejaVu Sans1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151cm" fo:margin-left="11.857cm" fo:margin-right="-0.007cm" table:align="margins" style:writing-mode="lr-tb"/>
    </style:style>
    <style:style style:name="Table1.A" style:family="table-column">
      <style:table-column-properties style:column-width="5.151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 style:snap-to-layout-grid="false"/>
    </style:style>
    <style:style style:name="P4" style:family="paragraph" style:parent-style-name="nwcTitle">
      <style:paragraph-properties fo:break-before="page"/>
    </style:style>
    <style:style style:name="P5" style:family="paragraph" style:parent-style-name="nwcText">
      <style:paragraph-properties fo:break-before="page"/>
    </style:style>
    <style:style style:name="P6" style:family="paragraph" style:parent-style-name="nwcText">
      <style:text-properties fo:font-weight="bold" style:font-weight-asian="bold" style:font-weight-complex="bold"/>
    </style:style>
    <style:style style:name="P7" style:family="paragraph" style:parent-style-name="nwcCode">
      <style:text-properties fo:font-size="8pt" style:font-size-asian="8pt" style:font-size-complex="8pt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0cm" fo:margin-right="0cm" fo:text-align="center" style:justify-single-word="false" fo:text-indent="-1.501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-1.501cm" style:auto-text-indent="false"/>
    </style:style>
    <style:style style:name="P12" style:family="paragraph">
      <style:paragraph-properties fo:margin-top="0cm" fo:margin-bottom="0cm"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nwcTitle">
      <style:paragraph-properties fo:margin-top="0cm" fo:margin-bottom="0cm" fo:text-align="start" style:justify-single-word="false" fo:break-before="pag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nwcTitle">
      <style:paragraph-properties fo:margin-top="0cm" fo:margin-bottom="0cm"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nwcTitle">
      <style:paragraph-properties fo:margin-top="0cm" fo:margin-bottom="0cm" fo:text-align="start" style:justify-single-word="false"/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Free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МОСКОВСКИЙ АВИАЦИОННЫЙ ИНСТИТУТ</text:p>
      <text:p text:style-name="P1">(НАЦИОНАЛЬНЫЙ ИССЛЕДОВАТЕЛЬСКИЙ УНИВЕРСИТЕТ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pan text:style-name="T1">Пояснительная записка</text:span></text:p>
      <text:p text:style-name="P10"><text:span text:style-name="T2">к преддипломной практике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выполнил: Гусев М.С. </text:p>
            <text:p text:style-name="P2">группа : 03-527</text:p>
            <text:p text:style-name="P2"/>
            <text:p text:style-name="P2">принял: доц. каф. 304, к.т.н. Новиков П. В. 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Москва 2011</text:p>
      <text:p>Техническое описание</text:p>
      <text:p text:style-name="P14"></text:p>
      <text:p text:style-name="P14"><text:s text:c="2"/>Библиотека предназначается для унификации процесса получения параметров, вывода результатов и сообщений о аварийном завершении тестов.</text:p>
      <text:p text:style-name="P14"></text:p>
      <text:p text:style-name="P14">ВВЕДЕНИЕ</text:p>
      <text:p text:style-name="P14"></text:p>
      <text:p text:style-name="P14">Библиотека условно может быть разделена на 4 частей:</text:p>
      <text:p text:style-name="P14"><text:s text:c="4"/>1. Функции настройки поведения библиотеки</text:p>
      <text:p text:style-name="P14"><text:s text:c="4"/>2. Функции чтения параметров</text:p>
      <text:p text:style-name="P14"><text:s text:c="4"/>3. Функции вывода результатов</text:p>
      <text:p text:style-name="P14"><text:s text:c="4"/>4. Сообщения об ошибках</text:p>
      <text:p text:style-name="P14"/>
      <text:p text:style-name="P14"></text:p>
      <text:p text:style-name="P14">СОГЛАШЕНИЕ О ИМЕНОВАНИИ</text:p>
      <text:p text:style-name="P14"></text:p>
      <text:p text:style-name="P14"><text:s text:c="2"/>Все функции предназначенные для экспорта из библиотеки должны</text:p>
      <text:p text:style-name="P14">начинаться с префикса tio за которым следует имя функции начинающее с</text:p>
      <text:p text:style-name="P14">прописной буквы. Все переменные и типы данных начинаются с tio_.</text:p>
      <text:p text:style-name="P14"></text:p>
      <text:p text:style-name="P14">СОСТОЯНИЯ БИБЛИОТЕКИ</text:p>
      <text:p text:style-name="P14"></text:p>
      <text:p text:style-name="P14"><text:s text:c="2"/>Библиотека сходна по своей структуре с конечным автоматом. Ее</text:p>
      <text:p text:style-name="P14">состоянием можно управлять при помощи изменения переменных состояния.</text:p>
      <text:p text:style-name="P14">функция tioSetStat(tio_status Status) установки состояния библиотеки</text:p>
      <text:p text:style-name="P14">принимает в качестве параметра код состояния, а возвращает текущее</text:p>
      <text:p text:style-name="P14">состояние. В случае если состояние установлено возвращается 1. 0</text:p>
      <text:p text:style-name="P14">возвращается если состояние не установлено. При ошибке возвращается</text:p>
      <text:p text:style-name="P14">отрицательное значение. Значение кода ошибки в библиотеки можно</text:p>
      <text:p text:style-name="P14">получить при помощи вызова tioGetError. Для получения значения</text:p>
      <text:p text:style-name="P14">состояния используется функция tioGetStatus(tio_status Status), она</text:p>
      <text:p text:style-name="P14">возвращает текущее состояние, подобно функции tioSetStatus.</text:p>
      <text:p text:style-name="P14"></text:p>
      <text:p text:style-name="P14">ФУНКЦИЯ long tioGetVersion(void)</text:p>
      <text:p text:style-name="P14">Функция возвращает число содержащее текущую версию библиотеки.</text:p>
      <text:p text:style-name="P14"></text:p>
      <text:p text:style-name="P14"></text:p>
      <text:p text:style-name="P14">ПОТОКИ ВЫВОДА </text:p>
      <text:p text:style-name="P14"></text:p>
      <text:p text:style-name="P14"><text:s text:c="2"/>В библиотеке определяется 4 потока вывода, предназначенных для</text:p>
      <text:p text:style-name="P14">регистрации ошибок, предупреждений, отчетов о работе и отладочной</text:p>
      <text:p text:style-name="P14">информации. Основным потоком вывода считается поток отчетов о работе.</text:p>
      <text:p text:style-name="P14">Для работы с каждым из потоков предназначено свое семейство функций. </text:p>
      <text:p text:style-name="P14">Описание семейств функций приводится ниже.</text:p>
      <text:p text:style-name="P14"><text:soft-page-break/></text:p>
      <text:p text:style-name="P14"><text:s text:c="2"/>Все потоки за исключением потока ошибок и потока отладочной</text:p>
      <text:p text:style-name="P14">информации является буферизуемыми. Поток отладочной информации</text:p>
      <text:p text:style-name="P14">является небуферизуемым в одном из двух случаев: программист установил</text:p>
      <text:p text:style-name="P14">лаг состояния библиотеки TIODEBUG_FLUSH или если пользователь передал</text:p>
      <text:p text:style-name="P14">приложению ключа --tio-debug-flush. Следует отметить что установка</text:p>
      <text:p text:style-name="P14">флага TIODEBUG_FLUSH не будет иметь никакого эффекта если во время</text:p>
      <text:p text:style-name="P14">запуска приложения ему не передан ключ --tio-debug.</text:p>
      <text:p text:style-name="P14"></text:p>
      <text:p text:style-name="P14">МЕХАНИЗМ ВОЗВРАТА ОШИБОК</text:p>
      <text:p text:style-name="P14"><text:s text:c="3"/></text:p>
      <text:p text:style-name="P14"><text:s text:c="2"/>Все экспортируемы функции обязательно возвращают значения.</text:p>
      <text:p text:style-name="P14"></text:p>
      <text:p text:style-name="P14"><text:s text:c="2"/>Функции которые могут не возвращать значений возвращают</text:p>
      <text:p text:style-name="P14">целочисленное значение соответствующее коду возврата из функции.</text:p>
      <text:p text:style-name="P14"></text:p>
      <text:p text:style-name="P14"><text:s text:c="2"/>Функции возвращающие указатель возвращают значение NULL в случае</text:p>
      <text:p text:style-name="P14">ошибки. Код ошибки может быть проверен при помощи вызова функции</text:p>
      <text:p text:style-name="P14">tioGetError.</text:p>
      <text:p text:style-name="P14"></text:p>
      <text:p text:style-name="P14"><text:s text:c="2"/>Функции возвращающие числовые значения в случае возникновения ошибки</text:p>
      <text:p text:style-name="P14">возвращают максимально допустимое значение своего возвращаемого</text:p>
      <text:p text:style-name="P14">параметра. Код ошибки ДОЛЖЕН быть получен при помощи вызова функции</text:p>
      <text:p text:style-name="P14">tioGetError. Функции возвращающие символы так-же относятся к числовым,</text:p>
      <text:p text:style-name="P14">однако считаются без знаковыми.</text:p>
      <text:p text:style-name="P14"></text:p>
      <text:p text:style-name="P14"><text:s text:c="2"/>Все функции, за исключением функции инициализации и функций аварийного</text:p>
      <text:p text:style-name="P14">завершения, должны вернуть управление основному потоку программы.</text:p>
      <text:p text:style-name="P14"></text:p>
      <text:p text:style-name="P13"/>
      <text:p text:style-name="P14">ФОРМАТИРОВАНИЕ СТРОКИ ВЫВОДА</text:p>
      <text:p text:style-name="P14"></text:p>
      <text:p text:style-name="P14">Все функции для форматирования строки вывода используют формат широко</text:p>
      <text:p text:style-name="P14">применяемый в системных функция. Последовательности символов</text:p>
      <text:p text:style-name="P14">начинающихся с символа % и продолжающихся символами из приведенной</text:p>
      <text:p text:style-name="P14">далее таблицы:</text:p>
      <text:p text:style-name="P14"></text:p>
      <text:p text:style-name="P15"><text:tab/> +--------+----------------------------------------+</text:p>
      <text:p text:style-name="P15"><text:tab/> | Символ |Описание типа <text:s text:c="26"/>|</text:p>
      <text:p text:style-name="P15"><text:tab/> +--------+----------------------------------------+</text:p>
      <text:p text:style-name="P15"><text:tab/> |c <text:s text:c="6"/>|Символ ( char ) <text:s text:c="24"/>|</text:p>
      <text:p text:style-name="P15"><text:tab/> +--------+----------------------------------------+</text:p>
      <text:p text:style-name="P15"><text:tab/> |d | i <text:s text:c="2"/>|Целое число в десятичной форма ( long ) |</text:p>
      <text:p text:style-name="P15"><text:tab/> +--------+----------------------------------------+</text:p>
      <text:p text:style-name="P15"><text:tab/> |e <text:s text:c="6"/>|Число с мантиссой для чисел с плавающей |</text:p>
      <text:p text:style-name="P15"><text:tab/> | <text:s text:c="7"/>|запятой ( double ) <text:s text:c="21"/>|</text:p>
      <text:p text:style-name="P15"><text:tab/> +--------+----------------------------------------+</text:p>
      <text:p text:style-name="P15"><text:tab/> |f <text:s text:c="6"/>|Число с плавающей точкой ( double ) <text:s text:c="4"/>|</text:p>
      <text:p text:style-name="P15"><text:tab/> +--------+----------------------------------------+</text:p>
      <text:p text:style-name="P15"><text:tab/> |o <text:s text:c="6"/>|Целое число в восьмеричном представлении|</text:p>
      <text:p text:style-name="P15"><text:tab/> | <text:s text:c="7"/>|( long ) <text:s text:c="31"/>|</text:p>
      <text:p text:style-name="P15"><text:tab/> +--------+----------------------------------------+</text:p>
      <text:p text:style-name="P15"><text:tab/> |s <text:s text:c="6"/>|Строка завещающаяся нулем ( char* ) <text:s text:c="4"/>|</text:p>
      <text:p text:style-name="P15"><text:tab/> +--------+----------------------------------------+</text:p>
      <text:p text:style-name="P15"><text:tab/> |x <text:s text:c="6"/>|Без знаковое шестнадцатеричное <text:s text:c="9"/>|</text:p>
      <text:p text:style-name="P15"><text:tab/> | <text:s text:c="7"/>|представления ( long ) <text:s text:c="17"/>|</text:p>
      <text:p text:style-name="P15"><text:tab/> +--------+----------------------------------------+</text:p>
      <text:p text:style-name="P15"><text:tab/> |X <text:s text:c="6"/>|Без знаковое шестнадцатеричное <text:s text:c="9"/>|</text:p>
      <text:p text:style-name="P15"><text:tab/> | <text:s text:c="7"/>|представления с буквами в верхнем <text:s text:c="6"/>|</text:p>
      <text:p text:style-name="P15"><text:tab/> | <text:s text:c="7"/>|регистре ( long ) <text:s text:c="22"/>|</text:p>
      <text:p text:style-name="P15"><text:tab/> +--------+----------------------------------------+</text:p>
      <text:p text:style-name="P14"></text:p>
      <text:p text:style-name="P14">Для вывода символа % используется последовательность %%.</text:p>
      <text:p text:style-name="P14"></text:p>
      <text:p text:style-name="P14"></text:p>
      <text:p text:style-name="P14">ФУНКЦИИ ИНИЦИАЛИЗАЦИИ БИБЛИОТЕКИ </text:p>
      <text:p text:style-name="P14"></text:p>
      <text:p text:style-name="P14"><text:s text:c="2"/>Основной функцией инициализации библиотеки является функция tioInit.</text:p>
      <text:p text:style-name="P14">До вызова функции может быть осуществлен лишь вызов функций</text:p>
      <text:p text:style-name="P14">tioGetVersion( описание этой функций приводятся далее ). Помимо</text:p>
      <text:p text:style-name="P14">инициализации данная функция осуществляет не только инициализацию</text:p>
      <text:p text:style-name="P14">библиотеки но и разбор параметров. Функция принимает как "длинные" так</text:p>
      <text:p text:style-name="P14">и "короткие" параметры. Все параметры ключи которых содержат больше</text:p>
      <text:p text:style-name="P14">одного символа, за исключением символа двоеточия на конце являются</text:p>
      <text:p text:style-name="P14">короткими, все прочие длинные. Ключ из одного символа так-же может</text:p>
      <text:p text:style-name="P14">быть длинным ( см далее ).</text:p>
      <text:p text:style-name="P14"></text:p>
      <text:p text:style-name="P14">int tioInit(const char* version, const char* help, </text:p>
      <text:p text:style-name="P14"><text:s text:c="4"/><text:tab/> <text:s text:c="6"/>const tio_param _param[], int argc, char *argv[]);</text:p>
      <text:p text:style-name="P14"></text:p>
      <text:p text:style-name="P14"><text:s text:c="2"/>Функция tioInit осуществляет первоначальную инициализацию библиотеки и</text:p>
      <text:p text:style-name="P14">списка параметров доступных приложению. Функция принимает 5 параметров:</text:p>
      <text:p text:style-name="P14"><text:soft-page-break/><text:s text:c="3"/>1. версия теста</text:p>
      <text:p text:style-name="P14"><text:s text:c="3"/>2. короткое описание назначения теста</text:p>
      <text:p text:style-name="P14"><text:s text:c="3"/>3. список параметров принимаемых приложением и тех ключей для</text:p>
      <text:p text:style-name="P14"><text:s text:c="3"/>параметров, что используются в данном приложении. Признаком конца</text:p>
      <text:p text:style-name="P14"><text:s text:c="3"/>списка параметров является структура tio_param у которой все поля</text:p>
      <text:p text:style-name="P14"><text:s text:c="3"/>имеют нулевое значений.</text:p>
      <text:p text:style-name="P14"><text:s text:c="3"/>4. количество аргументов командной строки</text:p>
      <text:p text:style-name="P14"><text:s text:c="3"/>5. список аргументов командной строки</text:p>
      <text:p text:style-name="P14"></text:p>
      <text:p text:style-name="P14">tio_param представляет собой структуру вида:</text:p>
      <text:p text:style-name="P14"></text:p>
      <text:p text:style-name="P14">typedef struct _tio_param</text:p>
      <text:p text:style-name="P14">{</text:p>
      <text:p text:style-name="P14"><text:tab/>char *key; </text:p>
      <text:p text:style-name="P14"><text:tab/>char *name;</text:p>
      <text:p text:style-name="P14"><text:tab/>char* description;</text:p>
      <text:p text:style-name="P14">} tio_param;</text:p>
      <text:p text:style-name="P14"></text:p>
      <text:p text:style-name="P14"><text:s text:c="2"/>Где key ключ используемый при вызове из командной строки, name - имя</text:p>
      <text:p text:style-name="P14">параметра используемое при взаимодействии приложения с библиотекой а</text:p>
      <text:p text:style-name="P14">description - короткое описание предназначение параметра.</text:p>
      <text:p text:style-name="P14"></text:p>
      <text:p text:style-name="P14"><text:s text:c="2"/>В качестве имени параметра разрешается использовать любую символьную</text:p>
      <text:p text:style-name="P14">из букв цифр, символов подчеркивания и знака минус строку длинной до</text:p>
      <text:p text:style-name="P14">126 символов.</text:p>
      <text:p text:style-name="P14"></text:p>
      <text:p text:style-name="P14"><text:s text:c="2"/>В качестве ключа разрешено использовать любую последовательность</text:p>
      <text:p text:style-name="P14">начинающаяся с буквы или цифры содержащие в своем теле буквы, цифры и</text:p>
      <text:p text:style-name="P14">знак минус, и отличающуюся от строк "help", "version" и любых строк</text:p>
      <text:p text:style-name="P14">начинающихся с "tio-". При этом символы минус в начале ключа и</text:p>
      <text:p text:style-name="P14">двоеточие в его конце несут служебную информацию и интерпретируются.</text:p>
      <text:p text:style-name="P14"></text:p>
      <text:p text:style-name="P14"><text:s/>Символ двоеточия ':' в конце названия ключа интерпретируется как то</text:p>
      <text:p text:style-name="P14">что после ключа ДОЛЖЕН следовать параметр. Отсутствие аргумента после</text:p>
      <text:p text:style-name="P14">такого ключа вызовет аварийное завершение программы.</text:p>
      <text:p text:style-name="P14"></text:p>
      <text:p text:style-name="P14"><text:s text:c="2"/>Символ '-' перед именем ключа состоящего из одной буквы означает</text:p>
      <text:p text:style-name="P14">что этот ключ длинный (начинается с двух знаков - а не с одного).</text:p>
      <text:p text:style-name="P14"></text:p>
      <text:p text:style-name="P14"><text:s/>Функция осуществляет разбор параметров и записывает их во внутреннем</text:p>
      <text:p text:style-name="P14">представлении библиотеки. <text:s/>Передача всех параметров которые не связаны</text:p>
      <text:p text:style-name="P14">с каким либо из ключей осуществляется через переменную окружения</text:p>
      <text:p text:style-name="P14">tio_argv. Эта переменная после вызова функции tioInit равняется NULL в</text:p>
      <text:p text:style-name="P14">случае если нет ни одного параметра который несвязан с ключом , или</text:p>
      <text:p text:style-name="P14">списку строк переданных в командной строке, в противном случае. Все</text:p>
      <text:p text:style-name="P14"><text:soft-page-break/>строки из этой переменной не могут быть изменены.</text:p>
      <text:p text:style-name="P14"></text:p>
      <text:p text:style-name="P14">ПОЛУЧЕНИЕ ПАРАМЕТРОВ</text:p>
      <text:p text:style-name="P14"></text:p>
      <text:p text:style-name="P14"><text:s text:c="2"/>Для получения параметров используется семейство функций вида tioGet*</text:p>
      <text:p text:style-name="P14">и tioGetDef*. Эти функции предназначены для получения параметров по их</text:p>
      <text:p text:style-name="P14">имени. функции оканчиваются на суфикс, означающий возвращаемое</text:p>
      <text:p text:style-name="P14">значение: L - long, <text:s/>D - double, <text:s/>C - char, <text:s/>S - char* ( string ).</text:p>
      <text:p text:style-name="P14">Коды ошибок: </text:p>
      <text:p text:style-name="P14"></text:p>
      <text:p text:style-name="P15"><text:s text:c="2"/>+---------+------------------------------------------------------+</text:p>
      <text:p text:style-name="P15"><text:s text:c="2"/>|TESUC <text:s text:c="3"/>| <text:s/>успешное завершение ( 0 ) <text:s text:c="26"/>|</text:p>
      <text:p text:style-name="P15"><text:s text:c="2"/>+---------+------------------------------------------------------+</text:p>
      <text:p text:style-name="P15"><text:s text:c="2"/>|TENOPAR <text:s/>| <text:s/>параметр не зарегистрирован при инициализации <text:s text:c="6"/>|</text:p>
      <text:p text:style-name="P15"><text:s text:c="2"/>| <text:s text:c="8"/>| <text:s/>библиотеки <text:s text:c="41"/>|</text:p>
      <text:p text:style-name="P15"><text:s text:c="2"/>+---------+------------------------------------------------------+</text:p>
      <text:p text:style-name="P15"><text:s text:c="2"/>|TEINCTYPE| <text:s/>Параметр не может быть приведен к запрошенному типу |</text:p>
      <text:p text:style-name="P15"><text:s text:c="2"/>+---------+------------------------------------------------------+</text:p>
      <text:p text:style-name="P15"><text:s text:c="2"/>|TENOTSET | <text:s/>параметр не передан при вызове приложения. <text:s text:c="9"/>|</text:p>
      <text:p text:style-name="P15"><text:s text:c="2"/>+---------+------------------------------------------------------+</text:p>
      <text:p text:style-name="P15"><text:s text:c="2"/>|TENES <text:s text:c="3"/>| <text:s/>размер буфера недостаточно велик для помещения <text:s text:c="5"/>|</text:p>
      <text:p text:style-name="P15"><text:s text:c="2"/>| <text:s text:c="8"/>| <text:s/>параметра <text:s text:c="42"/>|</text:p>
      <text:p text:style-name="P15"><text:s text:c="2"/>+---------+------------------------------------------------------+</text:p>
      <text:p text:style-name="P15"><text:s text:c="2"/>|TEFAILL <text:s/>| <text:s/>Отказ по непонятным причинам <text:s text:c="23"/>|</text:p>
      <text:p text:style-name="P15"><text:s text:c="2"/>+---------+------------------------------------------------------+</text:p>
      <text:p text:style-name="P14"></text:p>
      <text:p text:style-name="P14"></text:p>
      <text:p text:style-name="P14"></text:p>
      <text:p text:style-name="P14"><text:s text:c="2"/>ФУНКЦИИ tioGetS И tioGetDefS</text:p>
      <text:p text:style-name="P14"></text:p>
      <text:p text:style-name="P14">int tioGetS(const char* name, char* buff, const size_t buff_len);</text:p>
      <text:p text:style-name="P14">int tioGetDefS(const char* name, const char* default, char* buff,</text:p>
      <text:p text:style-name="P14"><text:s text:c="24"/>const size_t buff_len);</text:p>
      <text:p text:style-name="P14"></text:p>
      <text:p text:style-name="P14"><text:s text:c="2"/>Функции создают копию параметра который был связан с именем из строки</text:p>
      <text:p text:style-name="P14">адресуемую как name в буфере buff. Если в буфере не достаточно</text:p>
      <text:p text:style-name="P14">места функция возвращает значение TENES. </text:p>
      <text:p text:style-name="P14"></text:p>
      <text:p text:style-name="P14"><text:s text:c="2"/>При возникновении любой из ошибок функция tioGetS заносит в буфер buff</text:p>
      <text:p text:style-name="P14">заносится строка из одного нулевого символа.</text:p>
      <text:p text:style-name="P14"></text:p>
      <text:p text:style-name="P14"><text:s text:c="2"/>Функция tioGetDefS всегда заносит в буфер значение. В случае если</text:p>
      <text:p text:style-name="P14">такой параметр не может быть получен то это значение default, в</text:p>
      <text:p text:style-name="P14">остальных случаях это значение полученное от пользователя. Если длинны</text:p>
      <text:p text:style-name="P14">буфера не достает, то используется лишь начальные символы, однако в</text:p>
      <text:p text:style-name="P14">поток предупреждений выводится сообщение о невозможности передать</text:p>
      <text:p text:style-name="P14">параметр программе целиком. Функция при этом возвращает TENES.</text:p>
      <text:p text:style-name="P14"></text:p>
      <text:p text:style-name="P14">При передачи нулевого указателя в качестве буфера функция возвращает</text:p>
      <text:p text:style-name="P14">значение TENES и выводит предупреждение о передачи нулевого буфера в</text:p>
      <text:p text:style-name="P14"><text:soft-page-break/>поток предупреждений.</text:p>
      <text:p text:style-name="P14"></text:p>
      <text:p text:style-name="P14">В случае успешного выполнения, функция возвращает значение TESUC.</text:p>
      <text:p text:style-name="P14"></text:p>
      <text:p text:style-name="P14"><text:s text:c="2"/>ФУНКЦИИ tioGetL И tioGetDefL</text:p>
      <text:p text:style-name="P14"></text:p>
      <text:p text:style-name="P14">long tioGetL(const char* name);</text:p>
      <text:p text:style-name="P14">long tioGetDefL(const char* name, const long default);</text:p>
      <text:p text:style-name="P14"></text:p>
      <text:p text:style-name="P14">Функции возвращают целое число, переданное в программу с параметром</text:p>
      <text:p text:style-name="P14">name. </text:p>
      <text:p text:style-name="P14"></text:p>
      <text:p text:style-name="P14">Функция tioGetL в случае ошибки возвращает LONG_MAX. Код ошибки может</text:p>
      <text:p text:style-name="P14">быть получен при помощи вызова tioGetError. Возможные ошибки: TENOTSET</text:p>
      <text:p text:style-name="P14">и TEINCTYPE.</text:p>
      <text:p text:style-name="P14"></text:p>
      <text:p text:style-name="P14">Функция tioGetDefL в случае невозможности вернуть значение переданное</text:p>
      <text:p text:style-name="P14">пользователем возвращает значение default.</text:p>
      <text:p text:style-name="P14"></text:p>
      <text:p text:style-name="P14"><text:s text:c="2"/>ФУНКЦИИ tioGetC И tioGetDefC</text:p>
      <text:p text:style-name="P14"></text:p>
      <text:p text:style-name="P14">unsigned char tioGetC(const char* name);</text:p>
      <text:p text:style-name="P14">unsigned char tioGetDefC(const char* name, const unsigned char default);</text:p>
      <text:p text:style-name="P14"></text:p>
      <text:p text:style-name="P14">Функции возвращают целое число, переданное в программу с параметром</text:p>
      <text:p text:style-name="P14">name. </text:p>
      <text:p text:style-name="P14"></text:p>
      <text:p text:style-name="P14">Функция tioGetC в случае ошибки возвращает UCHAR_MAX. Код ошибки может</text:p>
      <text:p text:style-name="P14">быть получен при помощи вызова tioGetError. Возможные ошибки: TENOTSET</text:p>
      <text:p text:style-name="P14">и TEINCTYPE.</text:p>
      <text:p text:style-name="P14"></text:p>
      <text:p text:style-name="P14">Функция tioGetDefC в случае невозможности вернуть значение переданное</text:p>
      <text:p text:style-name="P14">пользователем возвращает значение default.</text:p>
      <text:p text:style-name="P14"></text:p>
      <text:p text:style-name="P14"><text:s text:c="2"/>ФУНКЦИИ tioGetD И tioGetDefD</text:p>
      <text:p text:style-name="P14"></text:p>
      <text:p text:style-name="P14">double tioGetD(const char* name);</text:p>
      <text:p text:style-name="P14">double tioGetDefD(const char* name, const double default);</text:p>
      <text:p text:style-name="P14"></text:p>
      <text:p text:style-name="P14">Функции возвращают число с плавающей запятой, переданное в программу с</text:p>
      <text:p text:style-name="P14">параметром name.</text:p>
      <text:p text:style-name="P14"></text:p>
      <text:p text:style-name="P14">Функция tioGetD в случае ошибки возвращает DBL_MAX. Код ошибки может</text:p>
      <text:p text:style-name="P14">быть получен при помощи вызова tioGetError. Возможные ошибки: TENOTSET</text:p>
      <text:p text:style-name="P14"><text:soft-page-break/>и TEINCTYPE.</text:p>
      <text:p text:style-name="P14"></text:p>
      <text:p text:style-name="P14">Функция tioGetDefD в случае невозможности вернуть значение переданное</text:p>
      <text:p text:style-name="P14">пользователем возвращает значение default.</text:p>
      <text:p text:style-name="P14"></text:p>
      <text:p text:style-name="P14">ФУНКЦИИ РАБОТЫ С ОШИБКАМИ</text:p>
      <text:p text:style-name="P14"></text:p>
      <text:p text:style-name="P14">Для работы с ошибками предусмотрен набор функций обеспечивающий как</text:p>
      <text:p text:style-name="P14">фиксацию ошибок в потоке ошибок, так и аварийное завершение приложения</text:p>
      <text:p text:style-name="P14">со сбрасыванием всех логов и выходом с сообщением об ошибке.</text:p>
      <text:p text:style-name="P14"></text:p>
      <text:p text:style-name="P14">Функции tioError и tioErrorF предназначены для вывода сообщения об</text:p>
      <text:p text:style-name="P14">ошибке в поток ошибок. Их прототипы:</text:p>
      <text:p text:style-name="P14"></text:p>
      <text:p text:style-name="P14">int tioError(const char* message);</text:p>
      <text:p text:style-name="P14">int tioErrorF(const char* format, ... );</text:p>
      <text:p text:style-name="P14"></text:p>
      <text:p text:style-name="P14">Функция tioError передает в поток ошибок текст message.</text:p>
      <text:p text:style-name="P14"></text:p>
      <text:p text:style-name="P14">Функция tioErrorF передает в поток ошибок форматированный в</text:p>
      <text:p text:style-name="P14">соответстии со строкой format и остальными параметрами. О</text:p>
      <text:p text:style-name="P14">форматировании строк смотри выше.</text:p>
      <text:p text:style-name="P14"></text:p>
      <text:p text:style-name="P14">Функция tioDie предназначена для аварийного завершения работы</text:p>
      <text:p text:style-name="P14">библиотеки. Эта функция закрывает все открытые структуры и таблицы (</text:p>
      <text:p text:style-name="P14">см. далее ), делает запись в поток ошибок о причине завершения,</text:p>
      <text:p text:style-name="P14">сбрасывает все буфера ввода-вывода, и завершает приложение с кодом</text:p>
      <text:p text:style-name="P14">ошибки.</text:p>
      <text:p text:style-name="P14"></text:p>
      <text:p text:style-name="P14">void tioDie(int status, const char* message);</text:p>
      <text:p text:style-name="P14"></text:p>
      <text:p text:style-name="P14">Данная функция никогда не возвращает управление после своего вызова.</text:p>
      <text:p text:style-name="P14"></text:p>
      <text:p text:style-name="P14">В случае если в качестве значения status предан ноль, то код</text:p>
      <text:p text:style-name="P14">возвращаемы приложением будет -1. <text:s/>Параметр message может быть равен</text:p>
      <text:p text:style-name="P14">NULL.</text:p>
      <text:p text:style-name="P14"></text:p>
      <text:p text:style-name="P14">ФУНКЦИИ ОТЛАДКИ И ПОТОКА ПРЕДУПРЕЖДЕНИЙ</text:p>
      <text:p text:style-name="P14"></text:p>
      <text:p text:style-name="P14"><text:s text:c="2"/>Для работы с потоком отладки и потоком предупреждений предусмотрено</text:p>
      <text:p text:style-name="P14">по две функции, схожие с теми что используются при работе с потоком</text:p>
      <text:p text:style-name="P14">ошибок.</text:p>
      <text:p text:style-name="P14"></text:p>
      <text:p text:style-name="P14">int tioDebug(const char* message); </text:p>
      <text:p text:style-name="P14">int tioDebugF(const char* template,... ); </text:p>
      <text:p text:style-name="P14"><text:soft-page-break/></text:p>
      <text:p text:style-name="P14"><text:s text:c="2"/>Функции предназначены для отладочного вывода. Эти функции в</text:p>
      <text:p text:style-name="P14">большенстве случае не осуществляют никакого вывода или действий, пока</text:p>
      <text:p text:style-name="P14">не будет разрешен вывод этой информации с помощью ключа --tio-debug</text:p>
      <text:p text:style-name="P14"></text:p>
      <text:p text:style-name="P14"><text:s text:c="2"/>Отличительной чертой данного вывода является отсутствие буферизации</text:p>
      <text:p text:style-name="P14">на нем.</text:p>
      <text:p text:style-name="P14"></text:p>
      <text:p text:style-name="P14">Дополнительная информация о формате шаблонов смотри выше в разделе</text:p>
      <text:p text:style-name="P14">Форматирование вывода.</text:p>
      <text:p text:style-name="P14"></text:p>
      <text:p text:style-name="P14">Для работы с потоком предупреждений предусметренны так-же две функции.</text:p>
      <text:p text:style-name="P14"></text:p>
      <text:p text:style-name="P14">int tioWarning(const char* message);</text:p>
      <text:p text:style-name="P14">int tioWarningF(const char* format, ... );</text:p>
      <text:p text:style-name="P14"></text:p>
      <text:p text:style-name="P14"><text:s text:c="2"/>Функции размещают строку message или форматированную строку format в</text:p>
      <text:p text:style-name="P14">потоке предупреждений.</text:p>
      <text:p text:style-name="P14"></text:p>
      <text:p text:style-name="P14">ФУНКЦИИ ВЫВОДА</text:p>
      <text:p text:style-name="P14"></text:p>
      <text:p text:style-name="P14">Функции вывода делятся на три типа: функции строчного вывода, функции</text:p>
      <text:p text:style-name="P14">структурированного вывода и функции вывода таблиц.</text:p>
      <text:p text:style-name="P14"></text:p>
      <text:p text:style-name="P14">Функции строчного вывода представленыдвумя функциями:</text:p>
      <text:p text:style-name="P14"></text:p>
      <text:p text:style-name="P14">int tioPrint(const char* messge);</text:p>
      <text:p text:style-name="P14">int tioPrintF(const char* template, ... );</text:p>
      <text:p text:style-name="P14"></text:p>
      <text:p text:style-name="P14"><text:s text:c="2"/>Функции размещают в потоке вывода собщени message или форматирования</text:p>
      <text:p text:style-name="P14">собщение по шаблону template.</text:p>
      <text:p text:style-name="P14"></text:p>
      <text:p text:style-name="P14">Функции табличного вывода</text:p>
      <text:p text:style-name="P14"></text:p>
      <text:p text:style-name="P14">Функции табличного вывода предназначены для вывода информации</text:p>
      <text:p text:style-name="P14">структура полей которой может бытьчетко описана по числу полей.</text:p>
      <text:p text:style-name="P14"></text:p>
      <text:p text:style-name="P14">Для работой с табличной формой представления определено следующее</text:p>
      <text:p text:style-name="P14">семейство функций:</text:p>
      <text:p text:style-name="P14"></text:p>
      <text:p text:style-name="P14">int tioTableBegin(const char* format, ... )</text:p>
      <text:p text:style-name="P14">int tioTableEnd();</text:p>
      <text:p text:style-name="P14">int tioTableRecord(int num; ... );</text:p>
      <text:p text:style-name="P14"></text:p>
      <text:p text:style-name="P14">Первая из функций отвечает за инициализацию таблицы и назначение ей</text:p>
      <text:p text:style-name="P14"><text:soft-page-break/>заголовков. Также именно в данной функции определяются типы данных</text:p>
      <text:p text:style-name="P14">передаваемых в последующем аргументов. Следует отметить, что в этой</text:p>
      <text:p text:style-name="P14">функции описание формата отличается от того формата который применен в</text:p>
      <text:p text:style-name="P14">других функция вывода. Для инициализации таблицы мы передаем список</text:p>
      <text:p text:style-name="P14">имен таблиц разделенных знаком амперсанда (&amp;). В случае необходимости</text:p>
      <text:p text:style-name="P14">вставить в название символ амперсанда необходимо ввести два амперсанда</text:p>
      <text:p text:style-name="P14">подрят. В список переменных параметров заносятся типы данных</text:p>
      <text:p text:style-name="P14">переменных либо предопределенные ( TIOLONG, TIOCHAR, TIODOUBLE,</text:p>
      <text:p text:style-name="P14">TIOSTRING ), либо полученные при создании списков (см. далее).</text:p>
      <text:p text:style-name="P14"></text:p>
      <text:p text:style-name="P14">В текущей версии запрещается повторный вызов tioTableBegin до вызова</text:p>
      <text:p text:style-name="P14">tioTableEnd. Однако между вызовами tioTable* разрешен вызов любых</text:p>
      <text:p text:style-name="P14">других функций библиотеки.</text:p>
      <text:p text:style-name="P14"></text:p>
      <text:p text:style-name="P14">Содержимое таблицы размещается в потоке вывода лишь в момент вызова</text:p>
      <text:p text:style-name="P14">tioTableEnd.</text:p>
      <text:p text:style-name="P14"></text:p>
      <text:p text:style-name="P14"></text:p>
      <text:p text:style-name="P14">СТРУКТУРИРОВАННЫЙ ВЫВОД</text:p>
      <text:p text:style-name="P14"></text:p>
      <text:p text:style-name="P14">Под структурированным выводом понимается вывод данных для каждого из</text:p>
      <text:p text:style-name="P14">начений которых может быть определено некое имя. </text:p>
      <text:p text:style-name="P14"></text:p>
      <text:p text:style-name="P14">Процесс вывода структурированных данных состоит из этапа определекния</text:p>
      <text:p text:style-name="P14">структурнированных данных, определения представления структурированных</text:p>
      <text:p text:style-name="P14">данных, и вывода структур.</text:p>
      <text:p text:style-name="P14"></text:p>
      <text:p text:style-name="P14">Для определения структуры используется функция tioStructDefine:</text:p>
      <text:p text:style-name="P14"></text:p>
      <text:p text:style-name="P14">int tioStructDefine(const char* template, ... );</text:p>
      <text:p text:style-name="P14">Данная структура принимает в качестве пораметров шаблон имен полей</text:p>
      <text:p text:style-name="P14">структуры и типы данных структур. Описание типов полей совпадает с</text:p>
      <text:p text:style-name="P14">описание названий столбцов для таблицы, а параметры описываются также</text:p>
      <text:p text:style-name="P14">как параметры для таблицы. </text:p>
      <text:p text:style-name="P14"></text:p>
      <text:p text:style-name="P14">В случае своего успешного выполнения функция возвращает положительный</text:p>
      <text:p text:style-name="P14">номер с кодом структуры. В случае провала фунцкия возвращает</text:p>
      <text:p text:style-name="P14">отрицательное значение. Код ошибки можно получить при помощи вызова</text:p>
      <text:p text:style-name="P14">функции tioGetError. Функция может сообщать следующими сообщениями:</text:p>
      <text:p text:style-name="P14"></text:p>
      <text:p text:style-name="P14"><text:s text:c="13"/>+-----------+------------------------------+</text:p>
      <text:p text:style-name="P14"><text:s text:c="13"/>|TESUC <text:s text:c="5"/>| Успешное выполнение функции <text:s/>|</text:p>
      <text:p text:style-name="P14"><text:s text:c="13"/>+-----------+------------------------------+</text:p>
      <text:p text:style-name="P14"><text:s text:c="13"/>|TENOFREEID | Нет свободного идентификатора|</text:p>
      <text:p text:style-name="P14"><text:s text:c="13"/>+-----------+------------------------------+</text:p>
      <text:p text:style-name="P14"><text:soft-page-break/><text:s text:c="13"/>|TEINVAL <text:s text:c="3"/>| Неверные параметры функции <text:s text:c="2"/>|</text:p>
      <text:p text:style-name="P14"><text:s text:c="13"/>+-----------+------------------------------+</text:p>
      <text:p text:style-name="P14"><text:s text:c="13"/>|TEFAIL <text:s text:c="4"/>| Отказ по непонятным причинам |</text:p>
      <text:p text:style-name="P14"><text:s text:c="13"/>+-----------+------------------------------+</text:p>
      <text:p text:style-name="P14"></text:p>
      <text:p text:style-name="P14"></text:p>
      <text:p text:style-name="P14">Код возращаемый функций присваевается этой структуре. В дальнейшем он</text:p>
      <text:p text:style-name="P14">будет использоваться в качестве идентификатора структуры.</text:p>
      <text:p text:style-name="P14"></text:p>
      <text:p text:style-name="P14">После определения самой структуры пользователь может определить</text:p>
      <text:p text:style-name="P14">строковое представление данного типа структур. Если представление не</text:p>
      <text:p text:style-name="P14">будет определено, то библиотека сама определит представление исходя из</text:p>
      <text:p text:style-name="P14">имен структуры.</text:p>
      <text:p text:style-name="P14"></text:p>
      <text:p text:style-name="P14">Представление задается из строки форматирования, которая помимо текста</text:p>
      <text:p text:style-name="P14">включает обозночения полей структуры в виде \1, \2, и.т.д. или в виде</text:p>
      <text:p text:style-name="P14">\имя_поля_структуры где все пробелы из имени поля заменены символами</text:p>
      <text:p text:style-name="P14">подчеркивания.</text:p>
      <text:p text:style-name="P14"></text:p>
      <text:p text:style-name="P14">Функция возвращает целое число, равное нулю при удачном завершении и</text:p>
      <text:p text:style-name="P14">коду ошибки в противном случае.</text:p>
      <text:p text:style-name="P14"></text:p>
      <text:p text:style-name="P14">Прототип функции:</text:p>
      <text:p text:style-name="P14"></text:p>
      <text:p text:style-name="P14">int tioStrucView(const int StructID, const char* format);</text:p>
      <text:p text:style-name="P14"></text:p>
      <text:p text:style-name="P14">где StructID идентификатор структуры полученный от tioStructDefine.</text:p>
      <text:p text:style-name="P14"></text:p>
      <text:p text:style-name="P14"></text:p>
      <text:p text:style-name="P14">Функцией для вывода структурированных данных является функция</text:p>
      <text:p text:style-name="P14"></text:p>
      <text:p text:style-name="P14">int tioStructPrint(int StructID,...);</text:p>
      <text:p text:style-name="P14"></text:p>
      <text:p text:style-name="P14">Которая принимакет в качестве параметров идентификатор структуры и</text:p>
      <text:p text:style-name="P14">список аргументов - полей структуры.</text:p>
      <text:p text:style-name="nwcTitle">Описание функций</text:p>
      <text:p text:style-name="P6">extern void* tioTableBegin( const char *format, ... );</text:p>
      <text:p text:style-name="nwcText">Функция отвечает за инициализацию таблицы и назначение ей заголовков.</text:p>
      <text:p text:style-name="nwcText">Также в данной функции определяются типы данных передаваемых</text:p>
      <text:p text:style-name="nwcText">в последующем аргументов.</text:p>
      <text:p text:style-name="nwcText"/>
      <text:p text:style-name="nwcText">Параметр format - строка, содержащая имена</text:p>
      <text:p text:style-name="nwcText">заголовков. Имена заголовков пишутся слитно и разделены знаком "&amp;".</text:p>
      <text:p text:style-name="nwcText">В случае если знак "&amp;" встречается в имени заголовка следует использовать</text:p>
      <text:p text:style-name="nwcText"><text:soft-page-break/>сочетание "&amp;&amp;".</text:p>
      <text:p text:style-name="nwcText"/>
      <text:p text:style-name="nwcText">Параметр … - <text:s/>второй и последующие аргументы - коды типов данных.</text:p>
      <text:p text:style-name="nwcText">Cуществующие коды:</text:p>
      <text:p text:style-name="nwcText">'1' - char</text:p>
      <text:p text:style-name="nwcText">'2' - double</text:p>
      <text:p text:style-name="nwcText">'3' - long</text:p>
      <text:p text:style-name="nwcText">'4' - string</text:p>
      <text:p text:style-name="nwcText"/>
      <text:p text:style-name="nwcText">В случае успешного выполнения функция возращает указатель на void*,</text:p>
      <text:p text:style-name="nwcText">по которому размещаются данные инициализации</text:p>
      <text:p text:style-name="nwcText">таблицы. В противнов случае NULL.</text:p>
      <text:p text:style-name="nwcText"/>
      <text:p text:style-name="nwcText"/>
      <text:p text:style-name="P6">extern void* tioTableRecord( void *td, ... );</text:p>
      <text:p text:style-name="nwcText">Функция отвечает за ввод данных в таблицу (один вызов функции добавляет в</text:p>
      <text:p text:style-name="nwcText">таблицу одну строку).</text:p>
      <text:p text:style-name="nwcText"/>
      <text:p text:style-name="nwcText">Параметр td <text:s/>- указатель, возращаемый функцией</text:p>
      <text:p text:style-name="nwcText">tioTableBegin.</text:p>
      <text:p text:style-name="nwcText"/>
      <text:p text:style-name="nwcText">Параметр <text:s/>... <text:s/>- данные,</text:p>
      <text:p text:style-name="nwcText">которые нужно занести в очередную строку таблицы.</text:p>
      <text:p text:style-name="nwcText"/>
      <text:p text:style-name="nwcText">В случае успешного выполнения функция возращает указатель на void*,</text:p>
      <text:p text:style-name="nwcText">по которому размещаются данные таблицы. В противнов случае NULL.</text:p>
      <text:p text:style-name="nwcText"/>
      <text:p text:style-name="P6"/>
      <text:p text:style-name="P6">extern int <text:s text:c="2"/>tioTableEnd( void *td );</text:p>
      <text:p text:style-name="nwcText">Функция отвечает за вывод таблицы.</text:p>
      <text:p text:style-name="nwcText"/>
      <text:p text:style-name="nwcText">Параметр td - Указатель, возращаемый функцией</text:p>
      <text:p text:style-name="nwcText">tioTableRecord.</text:p>
      <text:p text:style-name="nwcText"/>
      <text:p text:style-name="nwcText">Возвращает 0 в случае успешного завершения. 1 в случае ошибки.</text:p>
      <text:p text:style-name="P4">Текст программы</text:p>
      <text:p text:style-name="nwcText">Файл main.c:</text:p>
      <text:p text:style-name="nwcCode">#include &lt;stdio.h&gt; </text:p>
      <text:p text:style-name="nwcCode">#include &lt;string.h&gt; </text:p>
      <text:p text:style-name="nwcCode">#include &lt;stdlib.h&gt; </text:p>
      <text:p text:style-name="nwcCode"/>
      <text:p text:style-name="nwcCode">#include &lt;tiotb.h&gt; /*My header*/ </text:p>
      <text:p text:style-name="nwcCode"/>
      <text:p text:style-name="nwcCode">#define TIOCHAR <text:s text:c="4"/>1 </text:p>
      <text:p text:style-name="nwcCode">#define TIODOUBLE <text:s text:c="2"/>2 </text:p>
      <text:p text:style-name="nwcCode">#define TIOLONG <text:s text:c="4"/>3 </text:p>
      <text:p text:style-name="nwcCode">#define TIOSTRING <text:s text:c="2"/>4 </text:p>
      <text:p text:style-name="nwcCode"/>
      <text:p text:style-name="nwcCode">#define MSRTLEN 500/*Максимальная длина строки с названиями колонок*/ </text:p>
      <text:p text:style-name="nwcCode"/>
      <text:p text:style-name="nwcCode">/*Тест функция */ </text:p>
      <text:p text:style-name="nwcCode"/>
      <text:p text:style-name="nwcCode">int main( ) </text:p>
      <text:p text:style-name="nwcCode">{ </text:p>
      <text:p text:style-name="nwcCode"><text:s text:c="4"/>FILE *in; </text:p>
      <text:p text:style-name="nwcCode"><text:s text:c="4"/>void *td; </text:p>
      <text:p text:style-name="nwcCode"><text:s text:c="4"/>int num = 1; </text:p>
      <text:p text:style-name="nwcCode"><text:s text:c="4"/>double doub_test = 23.7; </text:p>
      <text:p text:style-name="nwcCode"><text:s text:c="4"/>long <text:s text:c="2"/>long_test = 33; </text:p>
      <text:p text:style-name="nwcCode"><text:s text:c="4"/>char *string = NULL; </text:p>
      <text:p text:style-name="nwcCode"><text:s text:c="4"/>char c_test = 'f' ; </text:p>
      <text:p text:style-name="nwcCode"><text:s text:c="4"/>char *s_test = "Animated by Ryan Woodward"; </text:p>
      <text:p text:style-name="nwcCode"><text:s text:c="4"/>char *s_test2 = "The essence of COM is a language-neutral way of implementing objects that can be used in environments"; </text:p>
      <text:p text:style-name="nwcCode"><text:s text:c="4"/>char *s_test4 = "An advantage of COM+"; </text:p>
      <text:p text:style-name="nwcCode"><text:s text:c="4"/>printf("=-=-=-=-=-=-=-=-=-=-=-=-=-=-=-=-=-=-=-=-=-=-=-=-=-=-=-=-=-=-=-=-=-=-=-=-=\n"); </text:p>
      <text:p text:style-name="nwcCode"><text:s text:c="4"/>/*Выделение памяти для строки с названием колонок*/ </text:p>
      <text:p text:style-name="nwcCode"><text:s text:c="4"/>if( (string = (char*) calloc( MSRTLEN, sizeof(char)) ) == NULL ) { </text:p>
      <text:p text:style-name="nwcCode"><text:s text:c="8"/>fprintf( stderr, "\nError string\n" ); </text:p>
      <text:p text:style-name="nwcCode"><text:s text:c="8"/>return 1; </text:p>
      <text:p text:style-name="nwcCode"><text:s text:c="4"/>} </text:p>
      <text:p text:style-name="nwcCode"/>
      <text:p text:style-name="nwcCode"><text:s text:c="4"/>/*Открываем файл для чтения*/ </text:p>
      <text:p text:style-name="nwcCode"><text:s text:c="4"/>if( (in = fopen( "../in2.txt", "rt" )) == NULL ) </text:p>
      <text:p text:style-name="nwcCode"><text:s text:c="4"/>{ </text:p>
      <text:p text:style-name="nwcCode"><text:s text:c="8"/>fprintf( stderr, "Cannot open input file.\n" ); </text:p>
      <text:p text:style-name="nwcCode"><text:s text:c="8"/>return 1; </text:p>
      <text:p text:style-name="nwcCode"><text:s text:c="4"/>} </text:p>
      <text:p text:style-name="nwcCode"/>
      <text:p text:style-name="nwcCode"><text:s text:c="4"/>printf("Cap string\n"); </text:p>
      <text:p text:style-name="nwcCode"><text:s text:c="4"/>/*(name&amp;number&amp;&amp;class&amp;state)*/ </text:p>
      <text:p text:style-name="nwcCode"><text:s text:c="4"/>fgets( string, MSRTLEN, in); </text:p>
      <text:p text:style-name="nwcCode"><text:s text:c="4"/>printf( "%s\n", string ); </text:p>
      <text:p text:style-name="nwcCode"><text:s text:c="4"/></text:p>
      <text:p text:style-name="nwcCode"><text:s text:c="4"/>fclose(in); </text:p>
      <text:p text:style-name="nwcCode"><text:s text:c="4"/>printf("Call \"tioTableBegin\".\n"); </text:p>
      <text:p text:style-name="nwcCode"><text:s text:c="4"/>td = tioTableBegin( string, TIOCHAR, TIOSTRING, TIODOUBLE, TIOSTRING); </text:p>
      <text:p text:style-name="nwcCode"/>
      <text:p text:style-name="nwcCode"><text:s text:c="4"/>/*Вызов функции заполнения таблицы*/ </text:p>
      <text:p text:style-name="nwcCode"><text:s text:c="4"/>printf("\nCall \"tioTableRecord\".\n"); </text:p>
      <text:p text:style-name="nwcCode"><text:s text:c="4"/>td = tioTableRecord( td,num, 'r', s_test4, doub_test, s_test ); </text:p>
      <text:p text:style-name="nwcCode"><text:s text:c="4"/>c_test = 'g' ; doub_test = 43.9 ;long_test = 43 ; </text:p>
      <text:p text:style-name="nwcCode"><text:s text:c="4"/>td = tioTableRecord( td,num, 'e', s_test4, doub_test, s_test2 ); </text:p>
      <text:p text:style-name="nwcCode"><text:s text:c="4"/>/*Вызов завершающей функции*/ </text:p>
      <text:p text:style-name="nwcCode"><text:s text:c="4"/>printf("\nCall \"tioTableEnd\".\n"); </text:p>
      <text:p text:style-name="nwcCode"/>
      <text:p text:style-name="nwcCode"/>
      <text:p text:style-name="nwcCode"><text:s text:c="4"/>tioTableEnd( td ); </text:p>
      <text:p text:style-name="nwcCode"><text:soft-page-break/><text:s/></text:p>
      <text:p text:style-name="nwcCode"><text:s text:c="4"/>/*Освобождаем память для строки*/ </text:p>
      <text:p text:style-name="nwcCode"><text:s text:c="4"/>free(string); </text:p>
      <text:p text:style-name="nwcCode"/>
      <text:p text:style-name="nwcCode"><text:s text:c="4"/>printf("=-=-=-=-=-=-=-=-=-=-=-=-=-=-=-=-=-=-=-=-=-=-=-=-=-=-=-=-=-=-=-=-=-=-=-=-=\n"); </text:p>
      <text:p text:style-name="nwcCode"><text:s text:c="4"/>return 0; </text:p>
      <text:p text:style-name="nwcCode"/>
      <text:p text:style-name="nwcCode">} </text:p>
      <text:p text:style-name="P5">Файл tioTableBegin.c:</text:p>
      <text:p text:style-name="nwcCode">#include &lt;stdio.h&gt; </text:p>
      <text:p text:style-name="nwcCode">#include &lt;string.h&gt; </text:p>
      <text:p text:style-name="nwcCode">#include &lt;stdlib.h&gt; </text:p>
      <text:p text:style-name="nwcCode">#include &lt;stdarg.h&gt; </text:p>
      <text:p text:style-name="nwcCode"/>
      <text:p text:style-name="nwcCode">#include &lt;tiotb.h&gt; <text:s text:c="9"/>/*My header*/ </text:p>
      <text:p text:style-name="nwcCode"/>
      <text:p text:style-name="nwcCode">/*Table initialization*/ </text:p>
      <text:p text:style-name="nwcCode">void* tioTableBegin( const char* format, <text:s/>... ) </text:p>
      <text:p text:style-name="nwcCode">{ </text:p>
      <text:p text:style-name="nwcCode"><text:s text:c="4"/>va_list ap; </text:p>
      <text:p text:style-name="nwcCode"><text:s text:c="4"/>int i; </text:p>
      <text:p text:style-name="nwcCode"><text:s text:c="4"/>int jj; </text:p>
      <text:p text:style-name="nwcCode"><text:s text:c="4"/>int j; </text:p>
      <text:p text:style-name="nwcCode"><text:s text:c="4"/>struct inform *datTab; </text:p>
      <text:p text:style-name="nwcCode"><text:s text:c="4"/>void *extPointer; </text:p>
      <text:p text:style-name="nwcCode"/>
      <text:p text:style-name="nwcCode"><text:s text:c="4"/>va_start( ap, format ); </text:p>
      <text:p text:style-name="nwcCode"/>
      <text:p text:style-name="nwcCode"><text:s text:c="4"/>/*Allocating memory for datTab structure*/ </text:p>
      <text:p text:style-name="nwcCode"><text:s text:c="4"/>if( (datTab = (struct inform*) calloc( 1, sizeof(struct inform)) ) == NULL ) </text:p>
      <text:p text:style-name="nwcCode"><text:s text:c="4"/>{ </text:p>
      <text:p text:style-name="nwcCode"><text:s text:c="8"/>fprintf( stderr, "\nError \n" ); </text:p>
      <text:p text:style-name="nwcCode"><text:s text:c="8"/>return NULL; </text:p>
      <text:p text:style-name="nwcCode"><text:s text:c="4"/>} </text:p>
      <text:p text:style-name="nwcCode"/>
      <text:p text:style-name="nwcCode"><text:s text:c="4"/>/*Count the number of columns in a table and calculate the maximum length of the column.*/ </text:p>
      <text:p text:style-name="nwcCode"><text:s text:c="4"/>for( i = 0; format[i] != '\n'; ++i ) </text:p>
      <text:p text:style-name="nwcCode"><text:s text:c="4"/>{ </text:p>
      <text:p text:style-name="nwcCode"><text:s text:c="7"/>++ datTab-&gt;countLetter; </text:p>
      <text:p text:style-name="nwcCode"><text:s text:c="8"/>if( (format[i] == '&amp;') &amp;&amp; (format[i+1]) != '&amp;') </text:p>
      <text:p text:style-name="nwcCode"><text:s text:c="12"/>++ datTab-&gt;countColum; </text:p>
      <text:p text:style-name="nwcCode"><text:s text:c="4"/>} </text:p>
      <text:p text:style-name="nwcCode"/>
      <text:p text:style-name="nwcCode"><text:s text:c="4"/>printf("Count of letter %d.\nCount of colum %d.\n", datTab-&gt;countLetter, </text:p>
      <text:p text:style-name="nwcCode"><text:s text:c="12"/>datTab-&gt;countColum ); </text:p>
      <text:p text:style-name="nwcCode"/>
      <text:p text:style-name="nwcCode"><text:s text:c="4"/>/*Allocating memory for cap*/ </text:p>
      <text:p text:style-name="nwcCode"><text:s text:c="4"/>if( (datTab-&gt;cap = (char**) calloc(datTab-&gt;countColum , sizeof(char*))) != NULL ) </text:p>
      <text:p text:style-name="nwcCode"><text:s text:c="4"/>{ </text:p>
      <text:p text:style-name="nwcCode"><text:s text:c="8"/>for( i = 0; i &lt; datTab-&gt;countColum ; ++ i) </text:p>
      <text:p text:style-name="nwcCode"><text:s text:c="8"/>{ </text:p>
      <text:p text:style-name="nwcCode"><text:s text:c="12"/>if( (datTab-&gt;cap[i] = (char*) calloc(datTab-&gt;countLetter, sizeof(char))) == NULL ) </text:p>
      <text:p text:style-name="nwcCode"><text:s text:c="12"/>{ </text:p>
      <text:p text:style-name="nwcCode"><text:s text:c="16"/>printf(" error datTab-&gt;cap[%d][]\n",i); </text:p>
      <text:p text:style-name="nwcCode"><text:s text:c="16"/>return NULL; </text:p>
      <text:p text:style-name="nwcCode"><text:s text:c="12"/>} </text:p>
      <text:p text:style-name="nwcCode"><text:s text:c="8"/>} </text:p>
      <text:p text:style-name="nwcCode"><text:s text:c="4"/>} </text:p>
      <text:p text:style-name="nwcCode"><text:s text:c="4"/>else </text:p>
      <text:p text:style-name="nwcCode"><text:s text:c="4"/>{ </text:p>
      <text:p text:style-name="nwcCode"><text:s text:c="8"/>printf("\nerror\n"); </text:p>
      <text:p text:style-name="nwcCode"><text:s text:c="8"/>return NULL; </text:p>
      <text:p text:style-name="nwcCode"><text:s text:c="4"/>} </text:p>
      <text:p text:style-name="nwcCode"/>
      <text:p text:style-name="nwcCode"/>
      <text:p text:style-name="nwcCode"><text:s text:c="4"/>/*Allocating memory for datTab-&gt;bufType*/ </text:p>
      <text:p text:style-name="nwcCode"><text:s text:c="4"/>if( (datTab-&gt;bufType = (int*) calloc(datTab-&gt;countColum, sizeof(int))) == NULL ) </text:p>
      <text:p text:style-name="nwcCode"><text:s text:c="4"/>{ </text:p>
      <text:p text:style-name="nwcCode"><text:s text:c="8"/>printf("\nerror *datTab-&gt;bufType\n"); </text:p>
      <text:p text:style-name="nwcCode"><text:s text:c="8"/>return NULL; </text:p>
      <text:p text:style-name="nwcCode"><text:soft-page-break/><text:s text:c="4"/>} </text:p>
      <text:p text:style-name="nwcCode"/>
      <text:p text:style-name="nwcCode"><text:s text:c="4"/>printf("\n"); </text:p>
      <text:p text:style-name="nwcCode"/>
      <text:p text:style-name="nwcCode"><text:s text:c="4"/>/*Allocating memory for pointer to the head of list*/ </text:p>
      <text:p text:style-name="nwcCode"><text:s text:c="4"/>if( (datTab-&gt;head = (cl *) malloc( sizeof(cl))) == NULL ) </text:p>
      <text:p text:style-name="nwcCode"><text:s text:c="4"/>{ </text:p>
      <text:p text:style-name="nwcCode"><text:s text:c="8"/>printf("\nError ptr\n"); </text:p>
      <text:p text:style-name="nwcCode"><text:s text:c="8"/>return NULL; </text:p>
      <text:p text:style-name="nwcCode"><text:s text:c="4"/>} </text:p>
      <text:p text:style-name="nwcCode"/>
      <text:p text:style-name="nwcCode"><text:s text:c="4"/>datTab-&gt;ptr = datTab-&gt;head; </text:p>
      <text:p text:style-name="nwcCode"><text:s text:c="4"/>datTab-&gt;ptr-&gt;n = NULL; </text:p>
      <text:p text:style-name="nwcCode"/>
      <text:p text:style-name="nwcCode"><text:s text:c="4"/>/*Allocating memory for ptr-&gt;s*/ <text:s text:c="3"/></text:p>
      <text:p text:style-name="nwcCode"><text:s text:c="4"/>if( (datTab-&gt;ptr-&gt;s = (void **) calloc(datTab-&gt;countColum, sizeof(void *))) == NULL ) </text:p>
      <text:p text:style-name="nwcCode"><text:s text:c="4"/>{ </text:p>
      <text:p text:style-name="nwcCode"><text:s text:c="8"/>printf("\nError ptr-&gt;s\n"); </text:p>
      <text:p text:style-name="nwcCode"><text:s text:c="8"/>return NULL; </text:p>
      <text:p text:style-name="nwcCode"><text:s text:c="4"/>} </text:p>
      <text:p text:style-name="nwcCode"/>
      <text:p text:style-name="nwcCode"><text:s text:c="4"/>/*Writing data types to the buffer*/ </text:p>
      <text:p text:style-name="nwcCode"><text:s text:c="4"/>printf ("Data types: "); </text:p>
      <text:p text:style-name="nwcCode"><text:s text:c="4"/>for ( i = 0; i &lt; datTab-&gt;countColum; ++ i ) </text:p>
      <text:p text:style-name="nwcCode"><text:s text:c="4"/>{ </text:p>
      <text:p text:style-name="nwcCode"><text:s text:c="8"/>datTab-&gt;bufType[i] = va_arg(ap, int); </text:p>
      <text:p text:style-name="nwcCode"><text:s text:c="8"/>printf("%i", datTab-&gt;bufType[i]); </text:p>
      <text:p text:style-name="nwcCode"><text:s text:c="4"/>} </text:p>
      <text:p text:style-name="nwcCode"/>
      <text:p text:style-name="nwcCode"><text:s text:c="4"/>printf("\n"); </text:p>
      <text:p text:style-name="nwcCode"/>
      <text:p text:style-name="nwcCode"><text:s text:c="4"/>/*Определяем имена колонок*/ </text:p>
      <text:p text:style-name="nwcCode"><text:s text:c="4"/>jj = 0; </text:p>
      <text:p text:style-name="nwcCode"><text:s text:c="4"/>for ( i = 0; i &lt; datTab-&gt;countColum; ++ i ) </text:p>
      <text:p text:style-name="nwcCode"><text:s text:c="4"/>{ </text:p>
      <text:p text:style-name="nwcCode"><text:s text:c="8"/>j = 0; </text:p>
      <text:p text:style-name="nwcCode"><text:s text:c="8"/>while( (format[jj] != '&amp;') &amp;&amp; (format[jj] != '\n') ) </text:p>
      <text:p text:style-name="nwcCode"><text:s text:c="8"/>{ </text:p>
      <text:p text:style-name="nwcCode"><text:s text:c="12"/>datTab-&gt;cap[i][j] = format[jj]; </text:p>
      <text:p text:style-name="nwcCode"><text:s text:c="12"/>if ( (format[jj+1] == '&amp;') &amp;&amp; (format[jj+2] == '&amp;') <text:s/>) </text:p>
      <text:p text:style-name="nwcCode"><text:s text:c="12"/>{ </text:p>
      <text:p text:style-name="nwcCode"><text:s text:c="16"/>datTab-&gt;cap[i][j+1] = '&amp;'; </text:p>
      <text:p text:style-name="nwcCode"><text:s text:c="16"/>++j; </text:p>
      <text:p text:style-name="nwcCode"><text:s text:c="16"/>jj = jj + 2; </text:p>
      <text:p text:style-name="nwcCode"><text:s text:c="12"/>} </text:p>
      <text:p text:style-name="nwcCode"><text:s text:c="12"/>++j; </text:p>
      <text:p text:style-name="nwcCode"><text:s text:c="12"/>++jj; </text:p>
      <text:p text:style-name="nwcCode"><text:s text:c="8"/>} </text:p>
      <text:p text:style-name="nwcCode"><text:s text:c="8"/>++jj; </text:p>
      <text:p text:style-name="nwcCode"><text:s text:c="4"/>} </text:p>
      <text:p text:style-name="nwcCode"><text:s text:c="4"/>/* Вывод на экран содержимое datTab.cap[i][j], в котором содержатся названия колонок */ </text:p>
      <text:p text:style-name="nwcCode"><text:s text:c="4"/>for( i = 0; i &lt; datTab-&gt;countColum; ++i ) </text:p>
      <text:p text:style-name="nwcCode"><text:s text:c="4"/>{ </text:p>
      <text:p text:style-name="nwcCode"><text:s text:c="8"/>printf("%s", datTab-&gt;cap[i]); </text:p>
      <text:p text:style-name="nwcCode"><text:s text:c="8"/>printf("\n"); </text:p>
      <text:p text:style-name="nwcCode"><text:s text:c="4"/>} </text:p>
      <text:p text:style-name="nwcCode"/>
      <text:p text:style-name="nwcCode"><text:s text:c="4"/>va_end( ap ); </text:p>
      <text:p text:style-name="nwcCode"/>
      <text:p text:style-name="nwcCode"><text:s text:c="4"/>extPointer = (void *) datTab; </text:p>
      <text:p text:style-name="nwcCode"><text:s text:c="4"/>return extPointer; </text:p>
      <text:p text:style-name="nwcCode">} </text:p>
      <text:p text:style-name="P5">Файл tioTableRecord:</text:p>
      <text:p text:style-name="nwcCode">#include &lt;stdio.h&gt; </text:p>
      <text:p text:style-name="nwcCode">#include &lt;string.h&gt; </text:p>
      <text:p text:style-name="nwcCode">#include &lt;stdlib.h&gt; </text:p>
      <text:p text:style-name="nwcCode">#include &lt;stdarg.h&gt; </text:p>
      <text:p text:style-name="nwcCode"/>
      <text:p text:style-name="nwcCode">#include &lt;tiotb.h&gt; </text:p>
      <text:p text:style-name="nwcCode"/>
      <text:p text:style-name="nwcCode">void *tioTableRecord( void *td, int num, ... <text:s/>) </text:p>
      <text:p text:style-name="nwcCode">{ </text:p>
      <text:p text:style-name="nwcCode"><text:s text:c="4"/>va_list ap; </text:p>
      <text:p text:style-name="nwcCode"><text:s text:c="4"/>struct inform *datTab; </text:p>
      <text:p text:style-name="nwcCode"><text:s text:c="4"/>int i; </text:p>
      <text:p text:style-name="nwcCode"><text:s text:c="4"/>char ch; </text:p>
      <text:p text:style-name="nwcCode"><text:s text:c="4"/>double dbd; </text:p>
      <text:p text:style-name="nwcCode"><text:s text:c="4"/>long ln; </text:p>
      <text:p text:style-name="nwcCode"><text:s text:c="4"/>char* strn; </text:p>
      <text:p text:style-name="nwcCode"><text:s text:c="4"/>void *extPointer; </text:p>
      <text:p text:style-name="nwcCode"/>
      <text:p text:style-name="nwcCode"/>
      <text:p text:style-name="nwcCode"><text:s text:c="4"/>va_start( ap, num ); </text:p>
      <text:p text:style-name="nwcCode"><text:s text:c="4"/></text:p>
      <text:p text:style-name="nwcCode"><text:s text:c="4"/>datTab = (struct inform *) td; </text:p>
      <text:p text:style-name="nwcCode"><text:s text:c="4"/>for( i = 0; i &lt; datTab-&gt;countColum; ++ i ) </text:p>
      <text:p text:style-name="nwcCode"><text:s text:c="4"/>{ </text:p>
      <text:p text:style-name="nwcCode"><text:s text:c="8"/></text:p>
      <text:p text:style-name="nwcCode"><text:s text:c="8"/>switch( datTab-&gt;bufType[i] ) </text:p>
      <text:p text:style-name="nwcCode"><text:s text:c="8"/>{ </text:p>
      <text:p text:style-name="nwcCode"><text:s text:c="8"/>case 1: </text:p>
      <text:p text:style-name="nwcCode"><text:s text:c="12"/>ch = (char) va_arg( ap, int); </text:p>
      <text:p text:style-name="nwcCode"><text:s text:c="12"/>datTab-&gt;ptr-&gt;s[i] = calloc(1, sizeof(char)); </text:p>
      <text:p text:style-name="nwcCode"><text:s text:c="12"/>*(char *)datTab-&gt;ptr-&gt;s[i] = <text:s/>ch; </text:p>
      <text:p text:style-name="nwcCode"><text:s text:c="12"/>printf("char %c /added\n", *(char *)datTab-&gt;ptr-&gt;s[i]); </text:p>
      <text:p text:style-name="nwcCode"><text:s text:c="12"/>break; </text:p>
      <text:p text:style-name="nwcCode"><text:s text:c="8"/>case 2: </text:p>
      <text:p text:style-name="nwcCode"><text:s text:c="12"/>dbd = <text:s/>va_arg( ap, double); </text:p>
      <text:p text:style-name="nwcCode"/>
      <text:p text:style-name="nwcCode"><text:s text:c="12"/>datTab-&gt;ptr-&gt;s[i] = malloc(sizeof(double)); </text:p>
      <text:p text:style-name="nwcCode"><text:s text:c="12"/>*(double *)datTab-&gt;ptr-&gt;s[i] = dbd; </text:p>
      <text:p text:style-name="nwcCode"><text:s text:c="12"/>printf("double %f /added\n", *(double *)datTab-&gt;ptr-&gt;s[i]); </text:p>
      <text:p text:style-name="nwcCode"/>
      <text:p text:style-name="nwcCode"><text:s text:c="12"/>break; </text:p>
      <text:p text:style-name="nwcCode"><text:s text:c="8"/>case 3: </text:p>
      <text:p text:style-name="nwcCode"><text:s text:c="12"/>ln = <text:s/>va_arg( ap, long); </text:p>
      <text:p text:style-name="nwcCode"><text:s text:c="12"/>datTab-&gt;ptr-&gt;s[i] = calloc(1, sizeof(long)); </text:p>
      <text:p text:style-name="nwcCode"><text:s text:c="12"/>*(long *)datTab-&gt;ptr-&gt;s[i] = ln; </text:p>
      <text:p text:style-name="nwcCode"><text:s text:c="12"/>printf("long %ld /added\n", *(long *)datTab-&gt;ptr-&gt;s[i]); </text:p>
      <text:p text:style-name="nwcCode"><text:s text:c="12"/>break; </text:p>
      <text:p text:style-name="nwcCode"><text:s text:c="8"/>case 4: </text:p>
      <text:p text:style-name="nwcCode"><text:s text:c="12"/>strn = va_arg( ap, char *); </text:p>
      <text:p text:style-name="nwcCode"><text:s text:c="12"/>datTab-&gt;ptr-&gt;s[i]=(char *)calloc(strlen(strn) + 1, sizeof(char)); <text:s/></text:p>
      <text:p text:style-name="nwcCode"><text:s text:c="12"/>strcpy ((char *)datTab-&gt;ptr-&gt;s[i],strn); </text:p>
      <text:p text:style-name="nwcCode"><text:s text:c="12"/>printf("string %s /added\n", <text:s/>(char *) datTab-&gt;ptr-&gt;s[i]); </text:p>
      <text:p text:style-name="nwcCode"><text:s text:c="12"/>break; </text:p>
      <text:p text:style-name="nwcCode"><text:s text:c="8"/>default: </text:p>
      <text:p text:style-name="nwcCode"><text:s text:c="12"/>printf("Неправельный параметр функции tioTableRecord!\n"); </text:p>
      <text:p text:style-name="nwcCode"><text:s text:c="12"/>return NULL; </text:p>
      <text:p text:style-name="nwcCode"><text:s text:c="8"/>} </text:p>
      <text:p text:style-name="nwcCode"><text:s text:c="4"/>} </text:p>
      <text:p text:style-name="nwcCode"/>
      <text:p text:style-name="nwcCode"/>
      <text:p text:style-name="nwcCode"><text:s text:c="4"/>/*Выделение памяти для указателя на голову списка*/ </text:p>
      <text:p text:style-name="nwcCode"><text:s text:c="4"/>if( (datTab-&gt;ptr-&gt;n = (cl*) malloc(sizeof(cl))) == NULL ) </text:p>
      <text:p text:style-name="nwcCode"><text:s text:c="4"/>{ </text:p>
      <text:p text:style-name="nwcCode"><text:s text:c="8"/>printf("Error\n"); </text:p>
      <text:p text:style-name="nwcCode"><text:s text:c="8"/>return NULL; </text:p>
      <text:p text:style-name="nwcCode"><text:soft-page-break/><text:s text:c="4"/>} </text:p>
      <text:p text:style-name="nwcCode"><text:s text:c="4"/>datTab-&gt;ptr = datTab-&gt;ptr-&gt;n; </text:p>
      <text:p text:style-name="nwcCode"><text:s text:c="4"/>datTab-&gt;ptr-&gt;n = NULL; </text:p>
      <text:p text:style-name="nwcCode"/>
      <text:p text:style-name="nwcCode"><text:s text:c="4"/>/*Выделяем память для указателя ptr-&gt;s*/ </text:p>
      <text:p text:style-name="nwcCode"><text:s text:c="4"/>if( (datTab-&gt;ptr-&gt;s = (void **) calloc(datTab-&gt;countColum, sizeof(void *))) == NULL ) </text:p>
      <text:p text:style-name="nwcCode"><text:s text:c="4"/>{ </text:p>
      <text:p text:style-name="nwcCode"><text:s text:c="8"/>printf("\nError ptr-&gt;s\n"); </text:p>
      <text:p text:style-name="nwcCode"><text:s text:c="8"/>return NULL; </text:p>
      <text:p text:style-name="nwcCode"><text:s text:c="4"/>} </text:p>
      <text:p text:style-name="nwcCode"/>
      <text:p text:style-name="nwcCode"><text:s text:c="3"/>va_end(ap); </text:p>
      <text:p text:style-name="nwcCode"/>
      <text:p text:style-name="nwcCode"><text:s text:c="4"/>extPointer = (void *) datTab; </text:p>
      <text:p text:style-name="nwcCode"/>
      <text:p text:style-name="nwcCode"><text:s text:c="4"/>return extPointer; </text:p>
      <text:p text:style-name="nwcCode"/>
      <text:p text:style-name="nwcCode">} </text:p>
      <text:p text:style-name="P5">Файл tioTableEnd.c:</text:p>
      <text:p text:style-name="nwcCode">#include &lt;stdio.h&gt; </text:p>
      <text:p text:style-name="nwcCode">#include &lt;string.h&gt; </text:p>
      <text:p text:style-name="nwcCode">#include &lt;stdlib.h&gt; </text:p>
      <text:p text:style-name="nwcCode"/>
      <text:p text:style-name="nwcCode">#include &lt;tiotb.h&gt; </text:p>
      <text:p text:style-name="nwcCode"/>
      <text:p text:style-name="nwcCode">#define WIDTH 80 </text:p>
      <text:p text:style-name="nwcCode"/>
      <text:p text:style-name="nwcCode"/>
      <text:p text:style-name="nwcCode">/*Table row*/ </text:p>
      <text:p text:style-name="nwcCode">int tabRow( void **strings, int *bufType, int countColum, int lenColCon ) </text:p>
      <text:p text:style-name="nwcCode">{ </text:p>
      <text:p text:style-name="nwcCode"><text:s text:c="4"/>char ***data; <text:s text:c="18"/>/*Pointer of the table's data*/ </text:p>
      <text:p text:style-name="nwcCode"><text:s text:c="4"/>int *colStr; <text:s text:c="19"/>/*Array of extra lines*/ </text:p>
      <text:p text:style-name="nwcCode"><text:s text:c="4"/>int i; </text:p>
      <text:p text:style-name="nwcCode"><text:s text:c="4"/>int j; </text:p>
      <text:p text:style-name="nwcCode"><text:s text:c="4"/>int max = 0; </text:p>
      <text:p text:style-name="nwcCode"><text:s text:c="4"/>int extraCounter; <text:s text:c="14"/>/*Extra lines counter*/ </text:p>
      <text:p text:style-name="nwcCode"><text:s text:c="4"/>int offset; <text:s text:c="20"/>/*Offset counter*/ </text:p>
      <text:p text:style-name="nwcCode"><text:s text:c="4"/>int strCounter; </text:p>
      <text:p text:style-name="nwcCode"/>
      <text:p text:style-name="nwcCode"><text:s text:c="4"/>/*Allocating memory for colStr*/ </text:p>
      <text:p text:style-name="nwcCode"><text:s text:c="4"/>if( (colStr = (int *) malloc(countColum * sizeof(int))) == NULL ) </text:p>
      <text:p text:style-name="nwcCode"><text:s text:c="4"/>{ </text:p>
      <text:p text:style-name="nwcCode"><text:s text:c="8"/>printf("ERROR!"); </text:p>
      <text:p text:style-name="nwcCode"><text:s text:c="8"/>exit(EXIT_FAILURE); </text:p>
      <text:p text:style-name="nwcCode"><text:s text:c="4"/>} </text:p>
      <text:p text:style-name="nwcCode"/>
      <text:p text:style-name="nwcCode"><text:s text:c="4"/>/*Calculation number of extra lines of the array*/ </text:p>
      <text:p text:style-name="nwcCode"><text:s text:c="4"/>for( i = 0; i &lt; countColum; ++ i ) </text:p>
      <text:p text:style-name="nwcCode"><text:s text:c="4"/>{ </text:p>
      <text:p text:style-name="nwcCode"><text:s text:c="8"/>colStr[i] = strlen( (char *)strings[i] ) / lenColCon; </text:p>
      <text:p text:style-name="nwcCode"><text:s text:c="8"/>if(max &lt; colStr[i]) </text:p>
      <text:p text:style-name="nwcCode"><text:s text:c="12"/>max = colStr[i]; </text:p>
      <text:p text:style-name="nwcCode"><text:s text:c="4"/>} </text:p>
      <text:p text:style-name="nwcCode"/>
      <text:p text:style-name="nwcCode"><text:s text:c="4"/>/*Allocating memory for data*/ </text:p>
      <text:p text:style-name="nwcCode"><text:s text:c="4"/>if((data = (char ***) malloc (countColum * sizeof(char **))) == NULL) </text:p>
      <text:p text:style-name="nwcCode"><text:s text:c="4"/>{ </text:p>
      <text:p text:style-name="nwcCode"><text:s text:c="8"/>printf("ERROR!\n"); </text:p>
      <text:p text:style-name="nwcCode"><text:s text:c="8"/>exit(EXIT_FAILURE); </text:p>
      <text:p text:style-name="nwcCode"><text:s text:c="4"/>} </text:p>
      <text:p text:style-name="nwcCode"><text:s text:c="4"/>for( i = 0; i &lt; countColum; ++ i ) </text:p>
      <text:p text:style-name="nwcCode"><text:s text:c="4"/>{ </text:p>
      <text:p text:style-name="nwcCode"><text:s text:c="8"/>if((data[i] = (char **) malloc ((max + 1) * sizeof(char *))) == NULL) </text:p>
      <text:p text:style-name="nwcCode"><text:s text:c="8"/>{ </text:p>
      <text:p text:style-name="nwcCode"><text:s text:c="12"/>printf("ERROR!\n"); </text:p>
      <text:p text:style-name="nwcCode"><text:s text:c="12"/>exit(EXIT_FAILURE); </text:p>
      <text:p text:style-name="nwcCode"><text:s text:c="8"/>} <text:s text:c="6"/></text:p>
      <text:p text:style-name="nwcCode"><text:s text:c="8"/>else </text:p>
      <text:p text:style-name="nwcCode"><text:s text:c="8"/>{ </text:p>
      <text:p text:style-name="nwcCode"><text:s text:c="12"/>for (j = 0; j &lt; (max + 1); ++ j) </text:p>
      <text:p text:style-name="nwcCode"><text:s text:c="12"/>{ </text:p>
      <text:p text:style-name="nwcCode"><text:s text:c="16"/>if((data[i][j] = (char *) malloc (lenColCon * sizeof(char))) == NULL) </text:p>
      <text:p text:style-name="nwcCode"><text:s text:c="16"/>{ </text:p>
      <text:p text:style-name="nwcCode"><text:s text:c="20"/>printf("ERROR!\n"); </text:p>
      <text:p text:style-name="nwcCode"><text:s text:c="20"/>exit(EXIT_FAILURE); </text:p>
      <text:p text:style-name="nwcCode"><text:s text:c="16"/>} </text:p>
      <text:p text:style-name="nwcCode"><text:s text:c="12"/>} </text:p>
      <text:p text:style-name="nwcCode"><text:s text:c="8"/>} </text:p>
      <text:p text:style-name="nwcCode"><text:s text:c="4"/>} </text:p>
      <text:p text:style-name="nwcCode"/>
      <text:p text:style-name="nwcCode"><text:s text:c="4"/>/*Partition line*/ </text:p>
      <text:p text:style-name="nwcCode"><text:s text:c="4"/>for(i = 0; i &lt; countColum; ++ i) </text:p>
      <text:p text:style-name="nwcCode"><text:soft-page-break/><text:s text:c="4"/>{ </text:p>
      <text:p text:style-name="nwcCode"><text:s text:c="8"/>switch( bufType[i] ) </text:p>
      <text:p text:style-name="nwcCode"><text:s text:c="8"/>{ </text:p>
      <text:p text:style-name="nwcCode"><text:s text:c="8"/>case 1: </text:p>
      <text:p text:style-name="nwcCode"><text:s text:c="12"/>sprintf( data[i][0], "%c",*(char *) strings[i]); </text:p>
      <text:p text:style-name="nwcCode"><text:s text:c="12"/>offset = strlen(data[i][0]); </text:p>
      <text:p text:style-name="nwcCode"><text:s text:c="12"/>/*Insert spaces*/ </text:p>
      <text:p text:style-name="nwcCode"><text:s text:c="12"/>for( offset; offset &lt; (lenColCon - 1); ++ offset) </text:p>
      <text:p text:style-name="nwcCode"><text:s text:c="16"/>data[i][0][offset] = ' '; </text:p>
      <text:p text:style-name="nwcCode"><text:s text:c="12"/>/*Insert spaces*/ </text:p>
      <text:p text:style-name="nwcCode"><text:s text:c="12"/>for(extraCounter = 1; extraCounter &lt; (max + 1); ++ extraCounter) </text:p>
      <text:p text:style-name="nwcCode"><text:s text:c="16"/>for( offset = 0; offset &lt; (lenColCon - 1); ++ offset ) </text:p>
      <text:p text:style-name="nwcCode"><text:s text:c="20"/>data[i][extraCounter][offset] = ' '; <text:s text:c="10"/></text:p>
      <text:p text:style-name="nwcCode"><text:s text:c="12"/>break; </text:p>
      <text:p text:style-name="nwcCode"><text:s text:c="8"/>case 2: </text:p>
      <text:p text:style-name="nwcCode"><text:s text:c="12"/>sprintf( data[i][0], "%.2f",*(double *) strings[i]); </text:p>
      <text:p text:style-name="nwcCode"><text:s text:c="12"/>offset = strlen(data[i][0]); </text:p>
      <text:p text:style-name="nwcCode"><text:s text:c="12"/>/*Insert spaces*/ </text:p>
      <text:p text:style-name="nwcCode"><text:s text:c="12"/>for( offset; offset &lt; (lenColCon - 1); ++ offset) </text:p>
      <text:p text:style-name="nwcCode"><text:s text:c="16"/>data[i][0][offset] = ' '; </text:p>
      <text:p text:style-name="nwcCode"><text:s text:c="12"/>/*Insert spaces*/ </text:p>
      <text:p text:style-name="nwcCode"><text:s text:c="12"/>for(extraCounter = 1; extraCounter &lt; (max + 1); ++ extraCounter) </text:p>
      <text:p text:style-name="nwcCode"><text:s text:c="16"/>for( offset = 0; offset &lt; (lenColCon - 1); ++ offset ) </text:p>
      <text:p text:style-name="nwcCode"><text:s text:c="20"/>data[i][extraCounter][offset] = ' '; </text:p>
      <text:p text:style-name="nwcCode"><text:s text:c="12"/>/*printf("90 string in End = %s\n", (char*)strings[3]);*/ </text:p>
      <text:p text:style-name="nwcCode"><text:s text:c="12"/>break; </text:p>
      <text:p text:style-name="nwcCode"><text:s text:c="8"/>case 3: </text:p>
      <text:p text:style-name="nwcCode"><text:s text:c="12"/>sprintf( data[i][0], "%ld",*(long *) strings[i]); </text:p>
      <text:p text:style-name="nwcCode"><text:s text:c="12"/>offset = strlen(data[i][0]); </text:p>
      <text:p text:style-name="nwcCode"><text:s text:c="12"/>/*Insert spaces*/ </text:p>
      <text:p text:style-name="nwcCode"><text:s text:c="12"/>for( offset; offset &lt; (lenColCon - 1); ++ offset) </text:p>
      <text:p text:style-name="nwcCode"><text:s text:c="16"/>data[i][0][offset] = ' '; </text:p>
      <text:p text:style-name="nwcCode"><text:s text:c="12"/>/*Insert spaces*/ </text:p>
      <text:p text:style-name="nwcCode"><text:s text:c="12"/>for(extraCounter = 1; extraCounter &lt; (max + 1); ++ extraCounter) </text:p>
      <text:p text:style-name="nwcCode"><text:s text:c="16"/>for( offset = 0; offset &lt; (lenColCon - 1); ++ offset ) </text:p>
      <text:p text:style-name="nwcCode"><text:s text:c="20"/>data[i][extraCounter][offset] = ' '; </text:p>
      <text:p text:style-name="nwcCode"><text:s text:c="12"/>break; </text:p>
      <text:p text:style-name="nwcCode"><text:s text:c="8"/>case 4: </text:p>
      <text:p text:style-name="nwcCode"><text:s text:c="12"/>for( extraCounter = 0; extraCounter &lt;= colStr[i]; ++ extraCounter ) </text:p>
      <text:p text:style-name="nwcCode"><text:s text:c="12"/>{ </text:p>
      <text:p text:style-name="nwcCode"><text:s text:c="16"/>j = extraCounter * (lenColCon - 1); </text:p>
      <text:p text:style-name="nwcCode"><text:s text:c="16"/>for( offset = 0; </text:p>
      <text:p text:style-name="nwcCode"><text:s text:c="24"/>((offset != (lenColCon - 1)) &amp;&amp; (((char *)strings[i])[j] != '\0' )); ++ offset, ++ j) </text:p>
      <text:p text:style-name="nwcCode"><text:s text:c="16"/>{ </text:p>
      <text:p text:style-name="nwcCode"><text:s text:c="20"/>data[i][extraCounter][offset] = ((char *)strings[i])[j]; </text:p>
      <text:p text:style-name="nwcCode"><text:s text:c="16"/>} </text:p>
      <text:p text:style-name="nwcCode"><text:s text:c="16"/>/*Insert spaces*/ </text:p>
      <text:p text:style-name="nwcCode"><text:s text:c="16"/>for( offset; offset &lt; (lenColCon - 1); ++ offset) </text:p>
      <text:p text:style-name="nwcCode"><text:s text:c="20"/>data[i][extraCounter][offset] = ' '; </text:p>
      <text:p text:style-name="nwcCode"><text:s text:c="12"/>} </text:p>
      <text:p text:style-name="nwcCode"><text:s text:c="12"/>/*Insert spaces*/ </text:p>
      <text:p text:style-name="nwcCode"><text:s text:c="12"/>for(extraCounter = colStr[i] + 1; extraCounter &lt; (max + 1); ++ extraCounter ) </text:p>
      <text:p text:style-name="nwcCode"><text:s text:c="16"/>for( offset = 0; offset &lt; (lenColCon - 1); ++ offset ) </text:p>
      <text:p text:style-name="nwcCode"><text:s text:c="20"/>data[i][extraCounter][offset] = ' '; </text:p>
      <text:p text:style-name="nwcCode"><text:s text:c="12"/>break; </text:p>
      <text:p text:style-name="nwcCode"><text:s text:c="8"/>default: </text:p>
      <text:p text:style-name="nwcCode"><text:s text:c="12"/>printf("ERROR!"); </text:p>
      <text:p text:style-name="nwcCode"><text:s text:c="12"/>exit(EXIT_FAILURE); </text:p>
      <text:p text:style-name="nwcCode"><text:s text:c="8"/>} </text:p>
      <text:p text:style-name="nwcCode"><text:s text:c="8"/></text:p>
      <text:p text:style-name="nwcCode"><text:s text:c="4"/></text:p>
      <text:p text:style-name="nwcCode"><text:s text:c="4"/>} </text:p>
      <text:p text:style-name="nwcCode"/>
      <text:p text:style-name="nwcCode"><text:s text:c="4"/>/*Print row*/ </text:p>
      <text:p text:style-name="nwcCode"><text:soft-page-break/><text:s text:c="8"/>for( strCounter = 0; strCounter &lt; (max + 1); ++ strCounter <text:s/>) </text:p>
      <text:p text:style-name="nwcCode"><text:s text:c="8"/>{ </text:p>
      <text:p text:style-name="nwcCode"><text:s text:c="12"/>for( i = 0; i &lt; countColum; ++ i ) </text:p>
      <text:p text:style-name="nwcCode"><text:s text:c="16"/>printf("|%s", data[i][strCounter]); <text:s text:c="3"/></text:p>
      <text:p text:style-name="nwcCode"><text:s text:c="12"/>printf("|\n"); </text:p>
      <text:p text:style-name="nwcCode"><text:s text:c="8"/>} </text:p>
      <text:p text:style-name="nwcCode"/>
      <text:p text:style-name="nwcCode"><text:s text:c="4"/>/*FREE */ </text:p>
      <text:p text:style-name="nwcCode"><text:s text:c="4"/>for( i = 0; i &lt; countColum; ++ i ) </text:p>
      <text:p text:style-name="nwcCode"><text:s text:c="4"/>{ </text:p>
      <text:p text:style-name="nwcCode"><text:s text:c="8"/>for( j = 0; j &lt; colStr[i]; ++ j ) </text:p>
      <text:p text:style-name="nwcCode"><text:s text:c="8"/>{ </text:p>
      <text:p text:style-name="nwcCode"><text:s text:c="12"/>free(data[i][j]); </text:p>
      <text:p text:style-name="nwcCode"><text:s text:c="8"/>} </text:p>
      <text:p text:style-name="nwcCode"><text:s text:c="8"/>free(data[i]); </text:p>
      <text:p text:style-name="nwcCode"><text:s text:c="4"/>} </text:p>
      <text:p text:style-name="nwcCode"><text:s text:c="4"/>free(data); </text:p>
      <text:p text:style-name="nwcCode"/>
      <text:p text:style-name="nwcCode"><text:s text:c="4"/>free(colStr); </text:p>
      <text:p text:style-name="nwcCode"><text:s text:c="4"/></text:p>
      <text:p text:style-name="nwcCode"><text:s text:c="4"/>return 0; </text:p>
      <text:p text:style-name="nwcCode"/>
      <text:p text:style-name="nwcCode">} </text:p>
      <text:p text:style-name="nwcCode"/>
      <text:p text:style-name="nwcCode">/*Display cap*/ </text:p>
      <text:p text:style-name="nwcCode">int capMap( int countColum, char **cap, int lenColCon ) </text:p>
      <text:p text:style-name="nwcCode">{ </text:p>
      <text:p text:style-name="nwcCode"><text:s text:c="4"/>int i; </text:p>
      <text:p text:style-name="nwcCode"><text:s text:c="4"/>int j; </text:p>
      <text:p text:style-name="nwcCode"><text:s text:c="4"/>int tmp; </text:p>
      <text:p text:style-name="nwcCode"><text:s text:c="4"/>for(i = 0; i &lt; countColum; ++ i ) </text:p>
      <text:p text:style-name="nwcCode"><text:s text:c="4"/>{ </text:p>
      <text:p text:style-name="nwcCode"><text:s text:c="8"/>printf( "|%s", cap[i] ); </text:p>
      <text:p text:style-name="nwcCode"><text:s text:c="8"/>tmp = lenColCon - strlen(cap[i]); </text:p>
      <text:p text:style-name="nwcCode"><text:s text:c="8"/>for( j = 0; j &lt; tmp - 1; ++ j ) </text:p>
      <text:p text:style-name="nwcCode"><text:s text:c="12"/>printf( " " ); </text:p>
      <text:p text:style-name="nwcCode"><text:s text:c="4"/>} </text:p>
      <text:p text:style-name="nwcCode"><text:s text:c="4"/>printf( "|\n"); </text:p>
      <text:p text:style-name="nwcCode"><text:s text:c="4"/></text:p>
      <text:p text:style-name="nwcCode"><text:s text:c="4"/>return 0; </text:p>
      <text:p text:style-name="nwcCode">} </text:p>
      <text:p text:style-name="nwcCode"/>
      <text:p text:style-name="nwcCode">/*Draw line function*/ </text:p>
      <text:p text:style-name="nwcCode">int drawLine( int lenColCon ) </text:p>
      <text:p text:style-name="nwcCode">{ </text:p>
      <text:p text:style-name="nwcCode"><text:s text:c="4"/>int i; </text:p>
      <text:p text:style-name="nwcCode"><text:s text:c="4"/>for( i = 0; i &lt; WIDTH; ++ i ) <text:s text:c="2"/>/*Need correct WIDTH*/ </text:p>
      <text:p text:style-name="nwcCode"><text:s text:c="4"/>{ </text:p>
      <text:p text:style-name="nwcCode"><text:s text:c="8"/>if((i % lenColCon) == 0) </text:p>
      <text:p text:style-name="nwcCode"><text:s text:c="12"/>printf("+"); </text:p>
      <text:p text:style-name="nwcCode"><text:s text:c="8"/>else </text:p>
      <text:p text:style-name="nwcCode"><text:s text:c="12"/>printf("-"); </text:p>
      <text:p text:style-name="nwcCode"><text:s text:c="4"/>} </text:p>
      <text:p text:style-name="nwcCode"><text:s text:c="4"/>printf( "+\n" ); </text:p>
      <text:p text:style-name="nwcCode"/>
      <text:p text:style-name="nwcCode"><text:s text:c="4"/>return 0; </text:p>
      <text:p text:style-name="nwcCode">} </text:p>
      <text:p text:style-name="nwcCode"/>
      <text:p text:style-name="nwcCode">/*Table's output*/ </text:p>
      <text:p text:style-name="nwcCode">int tioTableEnd( void *td ) </text:p>
      <text:p text:style-name="nwcCode">{ </text:p>
      <text:p text:style-name="nwcCode"><text:s text:c="4"/>struct inform *datTab; </text:p>
      <text:p text:style-name="nwcCode"><text:s text:c="5"/></text:p>
      <text:p text:style-name="nwcCode"><text:s text:c="4"/>int i; <text:s text:c="25"/>/*Counter*/ </text:p>
      <text:p text:style-name="nwcCode"><text:s text:c="4"/>int lenColCon; <text:s text:c="17"/>/*Cell width*/ </text:p>
      <text:p text:style-name="nwcCode"><text:s text:c="4"/>void *next; <text:s text:c="4"/></text:p>
      <text:p text:style-name="nwcCode"><text:soft-page-break/><text:s text:c="4"/>int *masType; <text:s text:c="18"/>/*For type of cap*/ </text:p>
      <text:p text:style-name="nwcCode"><text:s text:c="4"/>datTab = (struct inform *) td; </text:p>
      <text:p text:style-name="nwcCode"><text:s text:c="4"/></text:p>
      <text:p text:style-name="nwcCode"><text:s text:c="4"/>datTab-&gt;ptr = datTab-&gt;head; </text:p>
      <text:p text:style-name="nwcCode"><text:s text:c="4"/>/*printf("string in End = %s\n", (char*)datTab-&gt;ptr-&gt;s[3]);*/ </text:p>
      <text:p text:style-name="nwcCode"/>
      <text:p text:style-name="nwcCode"><text:s text:c="4"/>/*Calculate the column width depending on the number of*/ <text:s/></text:p>
      <text:p text:style-name="nwcCode"><text:s text:c="4"/>lenColCon = WIDTH / datTab-&gt;countColum; <text:s text:c="2"/></text:p>
      <text:p text:style-name="nwcCode"><text:s text:c="4"/>printf("Размер колонки = %d\n", lenColCon); </text:p>
      <text:p text:style-name="nwcCode"><text:s text:c="4"/></text:p>
      <text:p text:style-name="nwcCode"><text:s text:c="4"/>if( (masType = (int *) malloc(datTab-&gt;countColum * sizeof(int))) == NULL) </text:p>
      <text:p text:style-name="nwcCode"><text:s text:c="4"/>{ </text:p>
      <text:p text:style-name="nwcCode"><text:s text:c="8"/>printf("ERROR!"); </text:p>
      <text:p text:style-name="nwcCode"><text:s text:c="8"/>exit(EXIT_FAILURE); </text:p>
      <text:p text:style-name="nwcCode"><text:s text:c="4"/>} </text:p>
      <text:p text:style-name="nwcCode"/>
      <text:p text:style-name="nwcCode"><text:s text:c="4"/>/*Draw line*/ </text:p>
      <text:p text:style-name="nwcCode"><text:s text:c="4"/>drawLine(lenColCon); </text:p>
      <text:p text:style-name="nwcCode"><text:s text:c="4"/></text:p>
      <text:p text:style-name="nwcCode"><text:s text:c="4"/>for( i = 0; i &lt; datTab-&gt;countColum; ++ i ) </text:p>
      <text:p text:style-name="nwcCode"><text:s text:c="4"/>{ </text:p>
      <text:p text:style-name="nwcCode"><text:s text:c="8"/>masType[i] = 4; </text:p>
      <text:p text:style-name="nwcCode"><text:s text:c="4"/>} </text:p>
      <text:p text:style-name="nwcCode"><text:s text:c="4"/>/*Display cap*/ </text:p>
      <text:p text:style-name="nwcCode"><text:s text:c="4"/>tabRow( (void *)datTab-&gt;cap, masType, datTab-&gt;countColum, lenColCon); </text:p>
      <text:p text:style-name="nwcCode"><text:s text:c="4"/></text:p>
      <text:p text:style-name="nwcCode"><text:s text:c="4"/>/*Draw line*/ </text:p>
      <text:p text:style-name="nwcCode"><text:s text:c="4"/>drawLine(lenColCon); </text:p>
      <text:p text:style-name="nwcCode"><text:s text:c="4"/></text:p>
      <text:p text:style-name="nwcCode"><text:s text:c="4"/>while( datTab-&gt;ptr-&gt;n != NULL ) </text:p>
      <text:p text:style-name="nwcCode"><text:s text:c="4"/>{ </text:p>
      <text:p text:style-name="nwcCode"/>
      <text:p text:style-name="nwcCode"><text:s text:c="8"/>/*Print table row*/ </text:p>
      <text:p text:style-name="nwcCode"><text:s text:c="8"/>tabRow( datTab-&gt;ptr-&gt;s, datTab-&gt;bufType, datTab-&gt;countColum, lenColCon ); </text:p>
      <text:p text:style-name="nwcCode"/>
      <text:p text:style-name="nwcCode"><text:s text:c="8"/>/*Jump to the new cell*/ </text:p>
      <text:p text:style-name="nwcCode"><text:s text:c="8"/>datTab-&gt;ptr = datTab-&gt;ptr-&gt;n; </text:p>
      <text:p text:style-name="nwcCode"><text:s text:c="8"/>/*Draw line*/ </text:p>
      <text:p text:style-name="nwcCode"><text:s text:c="8"/>drawLine(lenColCon); </text:p>
      <text:p text:style-name="nwcCode"><text:s text:c="4"/>} </text:p>
      <text:p text:style-name="nwcCode"><text:s text:c="4"/></text:p>
      <text:p text:style-name="nwcCode"><text:s text:c="4"/>/*Free masType*/ </text:p>
      <text:p text:style-name="nwcCode"><text:s text:c="4"/>free(masType); </text:p>
      <text:p text:style-name="nwcCode"><text:s text:c="4"/>/*Free data*/ </text:p>
      <text:p text:style-name="nwcCode"><text:s text:c="4"/>for( i = 0; i &lt; datTab-&gt;countColum; ++ i ) </text:p>
      <text:p text:style-name="nwcCode"><text:s text:c="8"/>free(datTab-&gt;cap[i]); </text:p>
      <text:p text:style-name="nwcCode"><text:s text:c="4"/>free( datTab-&gt;cap ); </text:p>
      <text:p text:style-name="nwcCode"/>
      <text:p text:style-name="nwcCode"><text:s text:c="4"/>/*Free bufTab*/ </text:p>
      <text:p text:style-name="nwcCode"><text:s text:c="4"/>free(datTab-&gt;bufType); </text:p>
      <text:p text:style-name="nwcCode"/>
      <text:p text:style-name="nwcCode"><text:s text:c="4"/>/*Free ptr-&gt;s*/ </text:p>
      <text:p text:style-name="nwcCode"><text:s text:c="4"/>datTab-&gt;ptr = datTab-&gt;head; </text:p>
      <text:p text:style-name="nwcCode"><text:s text:c="4"/>do </text:p>
      <text:p text:style-name="nwcCode"><text:s text:c="4"/>{ <text:s text:c="4"/></text:p>
      <text:p text:style-name="nwcCode"><text:s text:c="8"/>next = (void *) datTab-&gt;ptr-&gt;n; </text:p>
      <text:p text:style-name="nwcCode"><text:s text:c="8"/>for( i = 0; i &lt; datTab-&gt;countColum; ++ i ) </text:p>
      <text:p text:style-name="nwcCode"><text:s text:c="8"/>{ </text:p>
      <text:p text:style-name="nwcCode"><text:s text:c="12"/>if(datTab-&gt;ptr-&gt;n != NULL) </text:p>
      <text:p text:style-name="nwcCode"><text:s text:c="16"/>free(datTab-&gt;ptr-&gt;s[i]); </text:p>
      <text:p text:style-name="nwcCode"><text:s text:c="8"/>} </text:p>
      <text:p text:style-name="nwcCode"><text:s text:c="8"/>free(datTab-&gt;ptr-&gt;s); </text:p>
      <text:p text:style-name="nwcCode"><text:s text:c="8"/>free(datTab-&gt;ptr); </text:p>
      <text:p text:style-name="nwcCode"><text:s text:c="8"/>datTab-&gt;ptr = (cl *) next; </text:p>
      <text:p text:style-name="nwcCode"><text:s text:c="4"/>} while (datTab-&gt;ptr != NULL); </text:p>
      <text:p text:style-name="nwcCode"><text:soft-page-break/><text:s/></text:p>
      <text:p text:style-name="nwcCode"><text:s text:c="4"/>/*Free datTab*/ </text:p>
      <text:p text:style-name="nwcCode"><text:s text:c="4"/>free(datTab); </text:p>
      <text:p text:style-name="nwcCode"/>
      <text:p text:style-name="nwcCode"><text:s text:c="4"/>return 0; </text:p>
      <text:p text:style-name="nwcCode">} </text:p>
      <text:p text:style-name="P5">Файл Makefile:</text:p>
      <text:p text:style-name="nwcCode">all: myapp </text:p>
      <text:p text:style-name="nwcCode"/>
      <text:p text:style-name="nwcCode">CC=gcc </text:p>
      <text:p text:style-name="nwcCode">INCLUDE=./ </text:p>
      <text:p text:style-name="nwcCode">CFLAGS=-g -Wall </text:p>
      <text:p text:style-name="nwcCode"/>
      <text:p text:style-name="nwcCode">myapp: tioTableBegin.o tioTableRecord.o tioTableEnd.o main.o </text:p>
      <text:p text:style-name="nwcCode"><text:tab/>$(CC) -o $@ $(CFLAGS) main.o tioTableBegin.o tioTableRecord.o tioTableEnd.o </text:p>
      <text:p text:style-name="nwcCode"/>
      <text:p text:style-name="nwcCode">main.o: main.c </text:p>
      <text:p text:style-name="nwcCode"><text:tab/>$(CC) -o $@ $(CFLAGS) -c -I$(INCLUDE) main.c </text:p>
      <text:p text:style-name="nwcCode"/>
      <text:p text:style-name="nwcCode">tioTableBegin.o: tioTableBegin.c tiotb.h </text:p>
      <text:p text:style-name="nwcCode"><text:tab/>$(CC) -o $@ $(CFLAGS) -c -I$(INCLUDE) tioTableBegin.c </text:p>
      <text:p text:style-name="nwcCode"/>
      <text:p text:style-name="nwcCode">tioTableRecord.o: tioTableRecord.c tiotb.h </text:p>
      <text:p text:style-name="nwcCode"><text:tab/>$(CC) -o $@ $(CFLAGS) -c -I$(INCLUDE) tioTableRecord.c </text:p>
      <text:p text:style-name="nwcCode"/>
      <text:p text:style-name="nwcCode">tioTableEnd.o: tioTableEnd.c tiotb.h </text:p>
      <text:p text:style-name="nwcCode"><text:tab/>$(CC) -o $@ $(CFLAGS) -c -I$(INCLUDE) tioTableEnd.c </text:p>
      <text:p text:style-name="nwcCode">clean: </text:p>
      <text:p text:style-name="nwcCode"><text:tab/>rm myapp main.o tioTableBegin.o tioTableRecord.o tioTableEnd.o </text:p>
      <text:p text:style-name="P4">Результат выполнения</text:p>
      <text:p text:style-name="P7">Cap string </text:p>
      <text:p text:style-name="P7">name1name1name1name1name1name1name1name1&amp;nam&amp;&amp;e2&amp;name3&amp;name4 </text:p>
      <text:p text:style-name="P7"/>
      <text:p text:style-name="P7">Call "tioTableBegin". </text:p>
      <text:p text:style-name="P7">Count of letter 60. </text:p>
      <text:p text:style-name="P7">Count of colum 4. </text:p>
      <text:p text:style-name="P7"/>
      <text:p text:style-name="P7">Data types: 1424 </text:p>
      <text:p text:style-name="P7">name1name1name1name1name1name1name1name1 </text:p>
      <text:p text:style-name="P7">nam&amp;e2 </text:p>
      <text:p text:style-name="P7">name3 </text:p>
      <text:p text:style-name="P7">name4 </text:p>
      <text:p text:style-name="P7"/>
      <text:p text:style-name="P7">Call "tioTableRecord". </text:p>
      <text:p text:style-name="P7">char r /added </text:p>
      <text:p text:style-name="P7">string An advantage of COM+ /added </text:p>
      <text:p text:style-name="P7">double 23.700000 /added </text:p>
      <text:p text:style-name="P7">string Animated by Ryan Woodward /added </text:p>
      <text:p text:style-name="P7">char e /added </text:p>
      <text:p text:style-name="P7">string An advantage of COM+ /added </text:p>
      <text:p text:style-name="P7">double 43.900000 /added </text:p>
      <text:p text:style-name="P7">string The essence of COM is a language-neutral way of implementing objects that can be used in environments /added </text:p>
      <text:p text:style-name="P7"/>
      <text:p text:style-name="P7">Call "tioTableEnd". </text:p>
      <text:p text:style-name="P7">Размер колонки = 20 </text:p>
      <text:p text:style-name="P7">+-------------------+-------------------+-------------------+-------------------+ </text:p>
      <text:p text:style-name="P7">|name1name1name1name|nam&amp;e2 <text:s text:c="12"/>|name3 <text:s text:c="13"/>|name4 <text:s text:c="13"/>| </text:p>
      <text:p text:style-name="P7">|1name1name1name1nam| <text:s text:c="18"/>| <text:s text:c="18"/>| <text:s text:c="18"/>| </text:p>
      <text:p text:style-name="P7">|e1 <text:s text:c="16"/>| <text:s text:c="18"/>| <text:s text:c="18"/>| <text:s text:c="18"/>| </text:p>
      <text:p text:style-name="P7">+-------------------+-------------------+-------------------+-------------------+ </text:p>
      <text:p text:style-name="P7">|r <text:s text:c="17"/>|An advantage of COM|23.70 <text:s text:c="13"/>|Animated by Ryan Wo| </text:p>
      <text:p text:style-name="P7">| <text:s text:c="18"/>|+ <text:s text:c="17"/>| <text:s text:c="18"/>|odward <text:s text:c="12"/>| </text:p>
      <text:p text:style-name="P7">+-------------------+-------------------+-------------------+-------------------+ </text:p>
      <text:p text:style-name="P7">|e <text:s text:c="17"/>|An advantage of COM|43.90 <text:s text:c="13"/>|The essence of COM | </text:p>
      <text:p text:style-name="P7">| <text:s text:c="18"/>|+ <text:s text:c="17"/>| <text:s text:c="18"/>|is a language-neutr| </text:p>
      <text:p text:style-name="P7">| <text:s text:c="18"/>| <text:s text:c="18"/>| <text:s text:c="18"/>|al way of implement| </text:p>
      <text:p text:style-name="P7">| <text:s text:c="18"/>| <text:s text:c="18"/>| <text:s text:c="18"/>|ing objects that ca| </text:p>
      <text:p text:style-name="P7">| <text:s text:c="18"/>| <text:s text:c="18"/>| <text:s text:c="18"/>|n be used in enviro| </text:p>
      <text:p text:style-name="P7">| <text:s text:c="18"/>| <text:s text:c="18"/>| <text:s text:c="18"/>|nments <text:s text:c="12"/>| </text:p>
      <text:p text:style-name="P7">+-------------------+-------------------+-------------------+-------------------+ </text:p>
      <text:p text:style-name="P4">Вывод</text:p>
      <text:p text:style-name="nwcText">Были опробованы системамы контроля версии, такие как Git и Mercurial. Освоил создание Makefile'ов в Unix-системах. Ознакомился с графический редактор Gvim. Было расмотренно создание сценариев. Основная проблемма заключалась в том, чтобы описать алгоритм хранения и вывода на экран данных <text:s/>с заведомо не известными типами. Также много времени потратил на то, чтобы текст, если он не помещался в ячейку таблицы, переносился на следующую строку, и все ячейки строки расширялись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reeMono1" svg:font-family="FreeMono" style:font-family-generic="modern"/>
    <style:font-face style:name="FreeMono" svg:font-family="FreeMono" style:font-family-generic="modern" style:font-pitch="fixed"/>
    <style:font-face style:name="DejaVu Sans1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1" fo:font-size="12pt" fo:language="ru" fo:country="RU" style:letter-kerning="true" style:font-name-asian="DejaVu Sans1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wcTitle" style:family="paragraph" style:parent-style-name="Standard">
      <style:paragraph-properties fo:margin-top="0cm" fo:margin-bottom="0.3cm" fo:text-align="center" style:justify-single-word="false"/>
      <style:text-properties fo:font-size="18pt" fo:font-weight="bold" style:font-size-asian="18pt" style:font-weight-asian="bold"/>
    </style:style>
    <style:style style:name="nwcText" style:family="paragraph" style:parent-style-name="nwcTitle">
      <style:paragraph-properties fo:margin-top="0cm" fo:margin-bottom="0cm" fo:text-align="start" style:justify-single-word="false" fo:background-color="transparent">
        <style:background-image/>
      </style:paragraph-properties>
      <style:text-properties fo:font-size="14pt" fo:font-weight="normal" style:font-size-asian="14pt" style:font-weight-asian="normal"/>
    </style:style>
    <style:style style:name="nwcCode" style:family="paragraph" style:parent-style-name="nwcText">
      <style:text-properties style:font-name="FreeMono1"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wcfang </meta:initial-creator>
    <meta:creation-date>2011-09-08T10:26:34</meta:creation-date>
    <meta:editing-duration>P23DT22H59M54S</meta:editing-duration>
    <meta:generator>LibreOffice/3.5$Linux_X86_64 LibreOffice_project/350m1$Build-2</meta:generator>
    <dc:date>2012-09-23T13:56:20</dc:date>
    <dc:creator>nwcfang </dc:creator>
    <meta:editing-cycles>20</meta:editing-cycles>
    <meta:document-statistic meta:table-count="1" meta:image-count="0" meta:object-count="0" meta:page-count="26" meta:paragraph-count="1006" meta:word-count="4274" meta:character-count="36337" meta:non-whitespace-character-count="27397"/>
    <meta:user-defined meta:name="Info 1"/>
    <meta:user-defined meta:name="Info 2"/>
    <meta:user-defined meta:name="Info 3"/>
    <meta:user-defined meta:name="Info 4"/>
  </office:meta>
</office:document-meta>
</file>